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EOS_0807_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706.5" calcext:value-type="float">
            <text:p>10706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47.48" calcext:value-type="float">
            <text:p>4747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8.175" calcext:value-type="float">
            <text:p>778.1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20.62" calcext:value-type="float">
            <text:p>3120.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80.17" calcext:value-type="float">
            <text:p>1680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84.61" calcext:value-type="float">
            <text:p>1384.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76.91" calcext:value-type="float">
            <text:p>1176.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26.78" calcext:value-type="float">
            <text:p>1026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15.565" calcext:value-type="float">
            <text:p>915.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31.404" calcext:value-type="float">
            <text:p>831.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66.52" calcext:value-type="float">
            <text:p>766.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15.678" calcext:value-type="float">
            <text:p>715.6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75.266" calcext:value-type="float">
            <text:p>675.2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42.74" calcext:value-type="float">
            <text:p>642.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16.267" calcext:value-type="float">
            <text:p>616.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94.509" calcext:value-type="float">
            <text:p>594.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76.468" calcext:value-type="float">
            <text:p>576.4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61.392" calcext:value-type="float">
            <text:p>561.3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48.704" calcext:value-type="float">
            <text:p>548.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37.96" calcext:value-type="float">
            <text:p>537.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28.811" calcext:value-type="float">
            <text:p>528.8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20.98" calcext:value-type="float">
            <text:p>520.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14.247" calcext:value-type="float">
            <text:p>514.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08.434" calcext:value-type="float">
            <text:p>508.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03.397" calcext:value-type="float">
            <text:p>503.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99.018" calcext:value-type="float">
            <text:p>499.0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95.2" calcext:value-type="float">
            <text:p>495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91.861" calcext:value-type="float">
            <text:p>491.8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88.935" calcext:value-type="float">
            <text:p>488.9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86.365" calcext:value-type="float">
            <text:p>486.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4.103" calcext:value-type="float">
            <text:p>484.1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82.108" calcext:value-type="float">
            <text:p>482.1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80.347" calcext:value-type="float">
            <text:p>480.3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78.79" calcext:value-type="float">
            <text:p>478.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77.411" calcext:value-type="float">
            <text:p>477.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76.188" calcext:value-type="float">
            <text:p>476.1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5.104" calcext:value-type="float">
            <text:p>475.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74.14" calcext:value-type="float">
            <text:p>474.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73.284" calcext:value-type="float">
            <text:p>473.2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72.522" calcext:value-type="float">
            <text:p>472.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71.844" calcext:value-type="float">
            <text:p>471.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71.239" calcext:value-type="float">
            <text:p>471.2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70.701" calcext:value-type="float">
            <text:p>470.7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0.221" calcext:value-type="float">
            <text:p>470.2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69.792" calcext:value-type="float">
            <text:p>469.7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9.41" calcext:value-type="float">
            <text:p>469.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69.069" calcext:value-type="float">
            <text:p>469.0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68.764" calcext:value-type="float">
            <text:p>468.7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68.492" calcext:value-type="float">
            <text:p>468.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68.249" calcext:value-type="float">
            <text:p>468.2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68.031" calcext:value-type="float">
            <text:p>468.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527.1" calcext:value-type="float">
            <text:p>18527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515.5" calcext:value-type="float">
            <text:p>10515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84.62" calcext:value-type="float">
            <text:p>4584.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03.22" calcext:value-type="float">
            <text:p>2403.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33.61" calcext:value-type="float">
            <text:p>1833.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744.29" calcext:value-type="float">
            <text:p>5744.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15.98" calcext:value-type="float">
            <text:p>1215.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077.52" calcext:value-type="float">
            <text:p>8077.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18.041" calcext:value-type="float">
            <text:p>918.0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26.318" calcext:value-type="float">
            <text:p>826.3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57.275" calcext:value-type="float">
            <text:p>757.2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04.315" calcext:value-type="float">
            <text:p>704.3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63.022" calcext:value-type="float">
            <text:p>663.0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30.359" calcext:value-type="float">
            <text:p>630.3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04.196" calcext:value-type="float">
            <text:p>604.1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83.004" calcext:value-type="float">
            <text:p>583.0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65.667" calcext:value-type="float">
            <text:p>565.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51.359" calcext:value-type="float">
            <text:p>551.3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39.456" calcext:value-type="float">
            <text:p>539.4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29.484" calcext:value-type="float">
            <text:p>529.4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21.075" calcext:value-type="float">
            <text:p>521.0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13.943" calcext:value-type="float">
            <text:p>513.9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07.862" calcext:value-type="float">
            <text:p>507.8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02.654" calcext:value-type="float">
            <text:p>502.6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98.173" calcext:value-type="float">
            <text:p>498.1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94.303" calcext:value-type="float">
            <text:p>494.3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90.948" calcext:value-type="float">
            <text:p>490.9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88.032" calcext:value-type="float">
            <text:p>488.0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85.489" calcext:value-type="float">
            <text:p>485.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83.265" calcext:value-type="float">
            <text:p>483.2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81.316" calcext:value-type="float">
            <text:p>481.3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79.605" calcext:value-type="float">
            <text:p>479.6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78.099" calcext:value-type="float">
            <text:p>478.0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76.772" calcext:value-type="float">
            <text:p>476.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75.6" calcext:value-type="float">
            <text:p>475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74.563" calcext:value-type="float">
            <text:p>474.5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73.646" calcext:value-type="float">
            <text:p>473.6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72.833" calcext:value-type="float">
            <text:p>472.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72.111" calcext:value-type="float">
            <text:p>472.1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71.471" calcext:value-type="float">
            <text:p>471.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70.901" calcext:value-type="float">
            <text:p>470.9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70.395" calcext:value-type="float">
            <text:p>470.3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69.944" calcext:value-type="float">
            <text:p>469.9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69.542" calcext:value-type="float">
            <text:p>469.5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69.185" calcext:value-type="float">
            <text:p>469.1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68.866" calcext:value-type="float">
            <text:p>468.8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68.581" calcext:value-type="float">
            <text:p>468.5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68.327" calcext:value-type="float">
            <text:p>468.3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68.1" calcext:value-type="float">
            <text:p>468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67.898" calcext:value-type="float">
            <text:p>467.8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67.717" calcext:value-type="float">
            <text:p>467.7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961.7" calcext:value-type="float">
            <text:p>27961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292.5" calcext:value-type="float">
            <text:p>17292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497" calcext:value-type="float">
            <text:p>94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35.81" calcext:value-type="float">
            <text:p>3835.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01.35" calcext:value-type="float">
            <text:p>1901.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66.91" calcext:value-type="float">
            <text:p>1466.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88.67" calcext:value-type="float">
            <text:p>1188.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02.84" calcext:value-type="float">
            <text:p>1002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74.259" calcext:value-type="float">
            <text:p>874.2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82.598" calcext:value-type="float">
            <text:p>782.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15.587" calcext:value-type="float">
            <text:p>715.5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65.536" calcext:value-type="float">
            <text:p>665.5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27.457" calcext:value-type="float">
            <text:p>627.4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98.023" calcext:value-type="float">
            <text:p>598.0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74.954" calcext:value-type="float">
            <text:p>574.9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56.652" calcext:value-type="float">
            <text:p>556.6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41.974" calcext:value-type="float">
            <text:p>541.9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30.088" calcext:value-type="float">
            <text:p>530.0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20.379" calcext:value-type="float">
            <text:p>520.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12.386" calcext:value-type="float">
            <text:p>512.3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5.757" calcext:value-type="float">
            <text:p>505.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00.225" calcext:value-type="float">
            <text:p>500.2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95.58" calcext:value-type="float">
            <text:p>495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91.657" calcext:value-type="float">
            <text:p>491.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88.328" calcext:value-type="float">
            <text:p>488.3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85.49" calcext:value-type="float">
            <text:p>485.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83.06" calcext:value-type="float">
            <text:p>483.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80.97" calcext:value-type="float">
            <text:p>480.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79.168" calcext:value-type="float">
            <text:p>479.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77.607" calcext:value-type="float">
            <text:p>477.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76.251" calcext:value-type="float">
            <text:p>476.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75.071" calcext:value-type="float">
            <text:p>475.0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74.04" calcext:value-type="float">
            <text:p>474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73.138" calcext:value-type="float">
            <text:p>473.1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72.346" calcext:value-type="float">
            <text:p>472.3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71.651" calcext:value-type="float">
            <text:p>471.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71.039" calcext:value-type="float">
            <text:p>471.0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70.498" calcext:value-type="float">
            <text:p>470.4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70.021" calcext:value-type="float">
            <text:p>470.0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69.6" calcext:value-type="float">
            <text:p>469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69.226" calcext:value-type="float">
            <text:p>469.2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68.895" calcext:value-type="float">
            <text:p>468.8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468.601" calcext:value-type="float">
            <text:p>468.6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68.34" calcext:value-type="float">
            <text:p>468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68.108" calcext:value-type="float">
            <text:p>468.1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67.901" calcext:value-type="float">
            <text:p>467.9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467.718" calcext:value-type="float">
            <text:p>467.7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67.554" calcext:value-type="float">
            <text:p>467.5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467.408" calcext:value-type="float">
            <text:p>467.4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67.278" calcext:value-type="float">
            <text:p>467.2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67.162" calcext:value-type="float">
            <text:p>467.1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100.8" calcext:value-type="float">
            <text:p>3910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808.2" calcext:value-type="float">
            <text:p>24808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797.3" calcext:value-type="float">
            <text:p>14797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552.57" calcext:value-type="float">
            <text:p>7552.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15.38" calcext:value-type="float">
            <text:p>2515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23.63" calcext:value-type="float">
            <text:p>1323.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49.39" calcext:value-type="float">
            <text:p>1049.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75.953" calcext:value-type="float">
            <text:p>875.9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61.541" calcext:value-type="float">
            <text:p>761.5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83.441" calcext:value-type="float">
            <text:p>683.4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28.629" calcext:value-type="float">
            <text:p>628.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89.282" calcext:value-type="float">
            <text:p>589.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60.507" calcext:value-type="float">
            <text:p>560.5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39.139" calcext:value-type="float">
            <text:p>539.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23.067" calcext:value-type="float">
            <text:p>523.0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10.847" calcext:value-type="float">
            <text:p>510.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01.47" calcext:value-type="float">
            <text:p>501.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94.217" calcext:value-type="float">
            <text:p>494.2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88.569" calcext:value-type="float">
            <text:p>488.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84.144" calcext:value-type="float">
            <text:p>484.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80.657" calcext:value-type="float">
            <text:p>480.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77.897" calcext:value-type="float">
            <text:p>477.8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75.702" calcext:value-type="float">
            <text:p>475.7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73.949" calcext:value-type="float">
            <text:p>473.9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72.543" calcext:value-type="float">
            <text:p>472.5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71.412" calcext:value-type="float">
            <text:p>471.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470.498" calcext:value-type="float">
            <text:p>470.4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69.757" calcext:value-type="float">
            <text:p>469.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69.154" calcext:value-type="float">
            <text:p>469.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68.662" calcext:value-type="float">
            <text:p>468.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8.26" calcext:value-type="float">
            <text:p>468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67.929" calcext:value-type="float">
            <text:p>467.9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67.656" calcext:value-type="float">
            <text:p>467.6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67.43" calcext:value-type="float">
            <text:p>467.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67.242" calcext:value-type="float">
            <text:p>467.2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67.086" calcext:value-type="float">
            <text:p>467.0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66.955" calcext:value-type="float">
            <text:p>466.9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66.846" calcext:value-type="float">
            <text:p>466.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66.754" calcext:value-type="float">
            <text:p>466.7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66.676" calcext:value-type="float">
            <text:p>466.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66.61" calcext:value-type="float">
            <text:p>466.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66.553" calcext:value-type="float">
            <text:p>466.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66.506" calcext:value-type="float">
            <text:p>466.5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66.465" calcext:value-type="float">
            <text:p>466.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66.429" calcext:value-type="float">
            <text:p>466.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66.399" calcext:value-type="float">
            <text:p>466.3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66.373" calcext:value-type="float">
            <text:p>466.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466.35" calcext:value-type="float">
            <text:p>466.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466.331" calcext:value-type="float">
            <text:p>466.3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466.313" calcext:value-type="float">
            <text:p>466.3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66.298" calcext:value-type="float">
            <text:p>466.2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684.1" calcext:value-type="float">
            <text:p>51684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517.8" calcext:value-type="float">
            <text:p>32517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847.5" calcext:value-type="float">
            <text:p>19847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005.9" calcext:value-type="float">
            <text:p>11005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728.11" calcext:value-type="float">
            <text:p>4728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17.2" calcext:value-type="float">
            <text:p>1017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61.142" calcext:value-type="float">
            <text:p>761.1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39.682" calcext:value-type="float">
            <text:p>639.6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65.537" calcext:value-type="float">
            <text:p>565.5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18.887" calcext:value-type="float">
            <text:p>518.8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89.008" calcext:value-type="float">
            <text:p>489.0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69.752" calcext:value-type="float">
            <text:p>469.7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57.416" calcext:value-type="float">
            <text:p>457.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49.685" calcext:value-type="float">
            <text:p>449.6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45.058" calcext:value-type="float">
            <text:p>445.0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42.541" calcext:value-type="float">
            <text:p>442.5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41.46" calcext:value-type="float">
            <text:p>441.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41.349" calcext:value-type="float">
            <text:p>441.3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41.884" calcext:value-type="float">
            <text:p>441.8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42.84" calcext:value-type="float">
            <text:p>442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44.054" calcext:value-type="float">
            <text:p>444.0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45.416" calcext:value-type="float">
            <text:p>445.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46.844" calcext:value-type="float">
            <text:p>446.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48.285" calcext:value-type="float">
            <text:p>448.2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49.701" calcext:value-type="float">
            <text:p>449.7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51.065" calcext:value-type="float">
            <text:p>451.0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52.363" calcext:value-type="float">
            <text:p>452.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53.585" calcext:value-type="float">
            <text:p>453.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54.725" calcext:value-type="float">
            <text:p>454.7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55.783" calcext:value-type="float">
            <text:p>455.7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56.76" calcext:value-type="float">
            <text:p>456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57.657" calcext:value-type="float">
            <text:p>457.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58.478" calcext:value-type="float">
            <text:p>458.4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59.228" calcext:value-type="float">
            <text:p>459.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59.911" calcext:value-type="float">
            <text:p>459.9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60.532" calcext:value-type="float">
            <text:p>460.5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61.095" calcext:value-type="float">
            <text:p>461.0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61.604" calcext:value-type="float">
            <text:p>461.6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62.065" calcext:value-type="float">
            <text:p>462.0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62.482" calcext:value-type="float">
            <text:p>462.4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62.857" calcext:value-type="float">
            <text:p>462.8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63.196" calcext:value-type="float">
            <text:p>463.1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63.501" calcext:value-type="float">
            <text:p>463.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63.776" calcext:value-type="float">
            <text:p>463.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64.023" calcext:value-type="float">
            <text:p>464.0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64.246" calcext:value-type="float">
            <text:p>464.2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64.446" calcext:value-type="float">
            <text:p>464.4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464.625" calcext:value-type="float">
            <text:p>464.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64.786" calcext:value-type="float">
            <text:p>464.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464.931" calcext:value-type="float">
            <text:p>464.9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65.061" calcext:value-type="float">
            <text:p>465.0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533.8" calcext:value-type="float">
            <text:p>64533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180.3" calcext:value-type="float">
            <text:p>39180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3624.7" calcext:value-type="float">
            <text:p>23624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293.3" calcext:value-type="float">
            <text:p>13293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163.32" calcext:value-type="float">
            <text:p>6163.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484.14" calcext:value-type="float">
            <text:p>1484.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55.922" calcext:value-type="float">
            <text:p>355.9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20.26" calcext:value-type="float">
            <text:p>320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06.041" calcext:value-type="float">
            <text:p>306.0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03.298" calcext:value-type="float">
            <text:p>303.2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6.905" calcext:value-type="float">
            <text:p>306.9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4.027" calcext:value-type="float">
            <text:p>314.0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23.016" calcext:value-type="float">
            <text:p>323.0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32.874" calcext:value-type="float">
            <text:p>332.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42.987" calcext:value-type="float">
            <text:p>342.9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52.975" calcext:value-type="float">
            <text:p>352.9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62.605" calcext:value-type="float">
            <text:p>362.6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71.74" calcext:value-type="float">
            <text:p>371.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80.306" calcext:value-type="float">
            <text:p>380.3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88.27" calcext:value-type="float">
            <text:p>388.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95.625" calcext:value-type="float">
            <text:p>395.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02.384" calcext:value-type="float">
            <text:p>402.3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8.569" calcext:value-type="float">
            <text:p>408.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14.212" calcext:value-type="float">
            <text:p>414.2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19.346" calcext:value-type="float">
            <text:p>419.3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24.006" calcext:value-type="float">
            <text:p>424.0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28.228" calcext:value-type="float">
            <text:p>428.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32.048" calcext:value-type="float">
            <text:p>432.0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35.5" calcext:value-type="float">
            <text:p>435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38.614" calcext:value-type="float">
            <text:p>438.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41.423" calcext:value-type="float">
            <text:p>441.4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43.953" calcext:value-type="float">
            <text:p>443.9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46.23" calcext:value-type="float">
            <text:p>446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448.279" calcext:value-type="float">
            <text:p>448.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450.121" calcext:value-type="float">
            <text:p>450.1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51.777" calcext:value-type="float">
            <text:p>451.7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53.265" calcext:value-type="float">
            <text:p>453.2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54.6" calcext:value-type="float">
            <text:p>454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55.8" calcext:value-type="float">
            <text:p>455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56.876" calcext:value-type="float">
            <text:p>456.8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57.842" calcext:value-type="float">
            <text:p>457.8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58.708" calcext:value-type="float">
            <text:p>458.7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59.485" calcext:value-type="float">
            <text:p>459.4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460.181" calcext:value-type="float">
            <text:p>460.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60.806" calcext:value-type="float">
            <text:p>460.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61.366" calcext:value-type="float">
            <text:p>461.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461.868" calcext:value-type="float">
            <text:p>461.8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462.318" calcext:value-type="float">
            <text:p>462.3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462.721" calcext:value-type="float">
            <text:p>462.7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463.082" calcext:value-type="float">
            <text:p>463.0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63.406" calcext:value-type="float">
            <text:p>463.4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4417.9" calcext:value-type="float">
            <text:p>74417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2410.8" calcext:value-type="float">
            <text:p>4241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507.1" calcext:value-type="float">
            <text:p>24507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309" calcext:value-type="float">
            <text:p>133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928.99" calcext:value-type="float">
            <text:p>5928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78.02" calcext:value-type="float">
            <text:p>1278.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0.5336" calcext:value-type="float">
            <text:p>40.5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1.7957" calcext:value-type="float">
            <text:p>51.79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2.3705" calcext:value-type="float">
            <text:p>72.3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7.5805" calcext:value-type="float">
            <text:p>97.58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4.71" calcext:value-type="float">
            <text:p>124.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2.142" calcext:value-type="float">
            <text:p>152.1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8.911" calcext:value-type="float">
            <text:p>178.9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4.454" calcext:value-type="float">
            <text:p>204.4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8.463" calcext:value-type="float">
            <text:p>228.4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50.793" calcext:value-type="float">
            <text:p>250.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71.401" calcext:value-type="float">
            <text:p>271.4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90.31" calcext:value-type="float">
            <text:p>290.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07.584" calcext:value-type="float">
            <text:p>307.5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23.308" calcext:value-type="float">
            <text:p>323.3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37.584" calcext:value-type="float">
            <text:p>337.5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50.517" calcext:value-type="float">
            <text:p>350.5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62.211" calcext:value-type="float">
            <text:p>362.2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72.77" calcext:value-type="float">
            <text:p>372.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82.293" calcext:value-type="float">
            <text:p>382.2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90.873" calcext:value-type="float">
            <text:p>390.8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98.597" calcext:value-type="float">
            <text:p>398.5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05.546" calcext:value-type="float">
            <text:p>405.5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11.793" calcext:value-type="float">
            <text:p>411.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17.406" calcext:value-type="float">
            <text:p>417.4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22.448" calcext:value-type="float">
            <text:p>422.4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26.975" calcext:value-type="float">
            <text:p>426.9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431.038" calcext:value-type="float">
            <text:p>431.0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34.684" calcext:value-type="float">
            <text:p>434.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437.954" calcext:value-type="float">
            <text:p>437.9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440.888" calcext:value-type="float">
            <text:p>440.8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443.518" calcext:value-type="float">
            <text:p>443.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445.876" calcext:value-type="float">
            <text:p>445.8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447.991" calcext:value-type="float">
            <text:p>447.9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49.886" calcext:value-type="float">
            <text:p>449.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51.584" calcext:value-type="float">
            <text:p>451.5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53.106" calcext:value-type="float">
            <text:p>453.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54.47" calcext:value-type="float">
            <text:p>454.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55.692" calcext:value-type="float">
            <text:p>455.6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456.787" calcext:value-type="float">
            <text:p>456.7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457.768" calcext:value-type="float">
            <text:p>457.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458.646" calcext:value-type="float">
            <text:p>458.6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459.433" calcext:value-type="float">
            <text:p>459.4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460.138" calcext:value-type="float">
            <text:p>460.1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460.77" calcext:value-type="float">
            <text:p>460.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461.336" calcext:value-type="float">
            <text:p>461.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4634.5" calcext:value-type="float">
            <text:p>74634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8718.9" calcext:value-type="float">
            <text:p>38718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662.5" calcext:value-type="float">
            <text:p>20662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152.1" calcext:value-type="float">
            <text:p>10152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759.82" calcext:value-type="float">
            <text:p>3759.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66.841" calcext:value-type="float">
            <text:p>566.8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9.87" calcext:value-type="float">
            <text:p>209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77.8122" calcext:value-type="float">
            <text:p>77.81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.3553" calcext:value-type="float">
            <text:p>22.3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.17584" calcext:value-type="float">
            <text:p>8.175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.5894" calcext:value-type="float">
            <text:p>16.58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7.1988" calcext:value-type="float">
            <text:p>37.19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4.0162" calcext:value-type="float">
            <text:p>64.01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3.5205" calcext:value-type="float">
            <text:p>93.52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3.625" calcext:value-type="float">
            <text:p>123.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53.101" calcext:value-type="float">
            <text:p>153.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1.246" calcext:value-type="float">
            <text:p>181.2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07.681" calcext:value-type="float">
            <text:p>207.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32.232" calcext:value-type="float">
            <text:p>232.2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54.851" calcext:value-type="float">
            <text:p>254.8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75.566" calcext:value-type="float">
            <text:p>275.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94.455" calcext:value-type="float">
            <text:p>294.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11.62" calcext:value-type="float">
            <text:p>311.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27.178" calcext:value-type="float">
            <text:p>327.1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41.251" calcext:value-type="float">
            <text:p>341.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53.958" calcext:value-type="float">
            <text:p>353.9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65.417" calcext:value-type="float">
            <text:p>365.4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75.74" calcext:value-type="float">
            <text:p>375.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85.031" calcext:value-type="float">
            <text:p>385.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93.387" calcext:value-type="float">
            <text:p>393.3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00.898" calcext:value-type="float">
            <text:p>400.8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07.645" calcext:value-type="float">
            <text:p>407.6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413.703" calcext:value-type="float">
            <text:p>413.7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419.142" calcext:value-type="float">
            <text:p>419.1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24.022" calcext:value-type="float">
            <text:p>424.0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28.4" calcext:value-type="float">
            <text:p>428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432.326" calcext:value-type="float">
            <text:p>432.3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435.847" calcext:value-type="float">
            <text:p>435.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439.004" calcext:value-type="float">
            <text:p>439.0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41.834" calcext:value-type="float">
            <text:p>441.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44.371" calcext:value-type="float">
            <text:p>444.3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446.644" calcext:value-type="float">
            <text:p>446.6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48.681" calcext:value-type="float">
            <text:p>448.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450.507" calcext:value-type="float">
            <text:p>450.5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52.142" calcext:value-type="float">
            <text:p>452.1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453.608" calcext:value-type="float">
            <text:p>453.6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454.92" calcext:value-type="float">
            <text:p>454.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456.096" calcext:value-type="float">
            <text:p>456.0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457.15" calcext:value-type="float">
            <text:p>457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458.093" calcext:value-type="float">
            <text:p>458.0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458.938" calcext:value-type="float">
            <text:p>458.9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3118.7" calcext:value-type="float">
            <text:p>63118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037.8" calcext:value-type="float">
            <text:p>29037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318.7" calcext:value-type="float">
            <text:p>14318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098.2" calcext:value-type="float">
            <text:p>7098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710.77" calcext:value-type="float">
            <text:p>3710.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967.71" calcext:value-type="float">
            <text:p>1967.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39.43" calcext:value-type="float">
            <text:p>1039.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34.576" calcext:value-type="float">
            <text:p>534.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59.709" calcext:value-type="float">
            <text:p>259.7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4.346" calcext:value-type="float">
            <text:p>114.3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.8402" calcext:value-type="float">
            <text:p>43.84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7.2687" calcext:value-type="float">
            <text:p>17.2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.5556" calcext:value-type="float">
            <text:p>16.55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0.8609" calcext:value-type="float">
            <text:p>30.86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3.5607" calcext:value-type="float">
            <text:p>53.5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0.5592" calcext:value-type="float">
            <text:p>80.55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9.312" calcext:value-type="float">
            <text:p>109.3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8.245" calcext:value-type="float">
            <text:p>138.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66.402" calcext:value-type="float">
            <text:p>166.4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93.22" calcext:value-type="float">
            <text:p>193.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18.392" calcext:value-type="float">
            <text:p>218.3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41.776" calcext:value-type="float">
            <text:p>241.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63.335" calcext:value-type="float">
            <text:p>263.3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83.099" calcext:value-type="float">
            <text:p>283.0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01.14" calcext:value-type="float">
            <text:p>301.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17.552" calcext:value-type="float">
            <text:p>317.5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32.442" calcext:value-type="float">
            <text:p>332.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45.923" calcext:value-type="float">
            <text:p>345.9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58.107" calcext:value-type="float">
            <text:p>358.1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69.104" calcext:value-type="float">
            <text:p>369.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79.018" calcext:value-type="float">
            <text:p>379.0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87.946" calcext:value-type="float">
            <text:p>387.9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95.981" calcext:value-type="float">
            <text:p>395.9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03.208" calcext:value-type="float">
            <text:p>403.2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09.702" calcext:value-type="float">
            <text:p>409.7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15.537" calcext:value-type="float">
            <text:p>415.5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20.777" calcext:value-type="float">
            <text:p>420.7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25.48" calcext:value-type="float">
            <text:p>425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29.701" calcext:value-type="float">
            <text:p>429.7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33.488" calcext:value-type="float">
            <text:p>433.4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36.885" calcext:value-type="float">
            <text:p>436.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39.931" calcext:value-type="float">
            <text:p>439.9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42.662" calcext:value-type="float">
            <text:p>442.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45.11" calcext:value-type="float">
            <text:p>445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47.305" calcext:value-type="float">
            <text:p>447.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49.272" calcext:value-type="float">
            <text:p>449.2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51.035" calcext:value-type="float">
            <text:p>451.0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52.615" calcext:value-type="float">
            <text:p>452.6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54.03" calcext:value-type="float">
            <text:p>454.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455.298" calcext:value-type="float">
            <text:p>455.2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456.434" calcext:value-type="float">
            <text:p>456.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3565.1" calcext:value-type="float">
            <text:p>53565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9002.9" calcext:value-type="float">
            <text:p>29002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584.8" calcext:value-type="float">
            <text:p>16584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694.28" calcext:value-type="float">
            <text:p>9694.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12.1" calcext:value-type="float">
            <text:p>5712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367.8" calcext:value-type="float">
            <text:p>3367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973.66" calcext:value-type="float">
            <text:p>1973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39.8" calcext:value-type="float">
            <text:p>1139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41.079" calcext:value-type="float">
            <text:p>641.0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45.699" calcext:value-type="float">
            <text:p>345.6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5.348" calcext:value-type="float">
            <text:p>175.3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2.6693" calcext:value-type="float">
            <text:p>82.66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8.5201" calcext:value-type="float">
            <text:p>38.5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4.6678" calcext:value-type="float">
            <text:p>24.66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9.5429" calcext:value-type="float">
            <text:p>29.5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5.7209" calcext:value-type="float">
            <text:p>45.72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8.4007" calcext:value-type="float">
            <text:p>68.40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4.4676" calcext:value-type="float">
            <text:p>94.4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1.905" calcext:value-type="float">
            <text:p>121.9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49.419" calcext:value-type="float">
            <text:p>149.4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76.195" calcext:value-type="float">
            <text:p>176.1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01.738" calcext:value-type="float">
            <text:p>201.7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25.769" calcext:value-type="float">
            <text:p>225.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48.149" calcext:value-type="float">
            <text:p>248.1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68.836" calcext:value-type="float">
            <text:p>268.8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87.847" calcext:value-type="float">
            <text:p>287.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05.24" calcext:value-type="float">
            <text:p>305.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21.096" calcext:value-type="float">
            <text:p>321.0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35.511" calcext:value-type="float">
            <text:p>335.5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48.584" calcext:value-type="float">
            <text:p>348.5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60.419" calcext:value-type="float">
            <text:p>360.4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71.116" calcext:value-type="float">
            <text:p>371.1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80.773" calcext:value-type="float">
            <text:p>380.7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89.479" calcext:value-type="float">
            <text:p>389.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97.323" calcext:value-type="float">
            <text:p>397.3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04.384" calcext:value-type="float">
            <text:p>404.3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10.735" calcext:value-type="float">
            <text:p>410.7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16.446" calcext:value-type="float">
            <text:p>416.4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21.577" calcext:value-type="float">
            <text:p>421.5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26.186" calcext:value-type="float">
            <text:p>426.1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30.325" calcext:value-type="float">
            <text:p>430.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434.039" calcext:value-type="float">
            <text:p>434.0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37.373" calcext:value-type="float">
            <text:p>437.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440.363" calcext:value-type="float">
            <text:p>440.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43.046" calcext:value-type="float">
            <text:p>443.0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445.451" calcext:value-type="float">
            <text:p>445.4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447.608" calcext:value-type="float">
            <text:p>447.6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449.541" calcext:value-type="float">
            <text:p>449.5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451.275" calcext:value-type="float">
            <text:p>451.2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452.828" calcext:value-type="float">
            <text:p>452.8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454.22" calcext:value-type="float">
            <text:p>454.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2653.9" calcext:value-type="float">
            <text:p>42653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745.6" calcext:value-type="float">
            <text:p>54745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7578.3" calcext:value-type="float">
            <text:p>57578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564.46" calcext:value-type="float">
            <text:p>8564.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472.93" calcext:value-type="float">
            <text:p>5472.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478.31" calcext:value-type="float">
            <text:p>3478.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88.11" calcext:value-type="float">
            <text:p>2188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55.63" calcext:value-type="float">
            <text:p>1355.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21.95" calcext:value-type="float">
            <text:p>821.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83.912" calcext:value-type="float">
            <text:p>483.9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74.342" calcext:value-type="float">
            <text:p>274.3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9.31" calcext:value-type="float">
            <text:p>149.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9.9353" calcext:value-type="float">
            <text:p>79.9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7.1041" calcext:value-type="float">
            <text:p>47.10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8.0851" calcext:value-type="float">
            <text:p>38.08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4.3485" calcext:value-type="float">
            <text:p>44.34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0.155" calcext:value-type="float">
            <text:p>60.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1.6353" calcext:value-type="float">
            <text:p>81.6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6.183" calcext:value-type="float">
            <text:p>106.1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2.051" calcext:value-type="float">
            <text:p>132.0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8.082" calcext:value-type="float">
            <text:p>158.0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83.522" calcext:value-type="float">
            <text:p>183.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7.897" calcext:value-type="float">
            <text:p>207.8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30.923" calcext:value-type="float">
            <text:p>230.9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52.452" calcext:value-type="float">
            <text:p>252.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72.422" calcext:value-type="float">
            <text:p>272.4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90.834" calcext:value-type="float">
            <text:p>290.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07.728" calcext:value-type="float">
            <text:p>307.7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23.171" calcext:value-type="float">
            <text:p>323.1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37.242" calcext:value-type="float">
            <text:p>337.2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50.031" calcext:value-type="float">
            <text:p>350.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61.63" calcext:value-type="float">
            <text:p>361.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72.132" calcext:value-type="float">
            <text:p>372.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81.627" calcext:value-type="float">
            <text:p>381.6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90.199" calcext:value-type="float">
            <text:p>390.1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97.931" calcext:value-type="float">
            <text:p>397.9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404.899" calcext:value-type="float">
            <text:p>404.8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11.173" calcext:value-type="float">
            <text:p>411.1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16.818" calcext:value-type="float">
            <text:p>416.8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21.895" calcext:value-type="float">
            <text:p>421.8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26.459" calcext:value-type="float">
            <text:p>426.4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30.559" calcext:value-type="float">
            <text:p>430.5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34.241" calcext:value-type="float">
            <text:p>434.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37.547" calcext:value-type="float">
            <text:p>437.5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440.514" calcext:value-type="float">
            <text:p>440.5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443.176" calcext:value-type="float">
            <text:p>443.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445.565" calcext:value-type="float">
            <text:p>445.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447.707" calcext:value-type="float">
            <text:p>447.7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449.628" calcext:value-type="float">
            <text:p>449.6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51.35" calcext:value-type="float">
            <text:p>451.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52.895" calcext:value-type="float">
            <text:p>452.8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5057.6" calcext:value-type="float">
            <text:p>65057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4713.5" calcext:value-type="float">
            <text:p>54713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111.83" calcext:value-type="float">
            <text:p>9111.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0683" calcext:value-type="float">
            <text:p>50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6691.6" calcext:value-type="float">
            <text:p>46691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2494.9" calcext:value-type="float">
            <text:p>42494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8544.3" calcext:value-type="float">
            <text:p>38544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5037.2" calcext:value-type="float">
            <text:p>35037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11.445" calcext:value-type="float">
            <text:p>611.4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80.71" calcext:value-type="float">
            <text:p>380.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2.242" calcext:value-type="float">
            <text:p>232.2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41.209" calcext:value-type="float">
            <text:p>141.2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9.9822" calcext:value-type="float">
            <text:p>89.98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6.0908" calcext:value-type="float">
            <text:p>66.09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0.7311" calcext:value-type="float">
            <text:p>60.73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7.6959" calcext:value-type="float">
            <text:p>67.69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2.6162" calcext:value-type="float">
            <text:p>82.61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2.425" calcext:value-type="float">
            <text:p>102.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24.981" calcext:value-type="float">
            <text:p>124.9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48.798" calcext:value-type="float">
            <text:p>148.7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72.86" calcext:value-type="float">
            <text:p>172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96.483" calcext:value-type="float">
            <text:p>196.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19.22" calcext:value-type="float">
            <text:p>219.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40.794" calcext:value-type="float">
            <text:p>240.7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61.047" calcext:value-type="float">
            <text:p>261.0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79.904" calcext:value-type="float">
            <text:p>279.9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97.349" calcext:value-type="float">
            <text:p>297.3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13.405" calcext:value-type="float">
            <text:p>313.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28.123" calcext:value-type="float">
            <text:p>328.1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41.567" calcext:value-type="float">
            <text:p>341.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53.813" calcext:value-type="float">
            <text:p>353.8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64.942" calcext:value-type="float">
            <text:p>364.9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75.037" calcext:value-type="float">
            <text:p>375.0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84.178" calcext:value-type="float">
            <text:p>384.1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92.443" calcext:value-type="float">
            <text:p>392.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99.907" calcext:value-type="float">
            <text:p>399.9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06.641" calcext:value-type="float">
            <text:p>406.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412.711" calcext:value-type="float">
            <text:p>412.7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18.178" calcext:value-type="float">
            <text:p>418.1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23.099" calcext:value-type="float">
            <text:p>423.0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27.525" calcext:value-type="float">
            <text:p>427.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431.504" calcext:value-type="float">
            <text:p>431.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35.08" calcext:value-type="float">
            <text:p>435.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438.292" calcext:value-type="float">
            <text:p>438.2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41.177" calcext:value-type="float">
            <text:p>441.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43.766" calcext:value-type="float">
            <text:p>443.7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46.09" calcext:value-type="float">
            <text:p>446.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48.175" calcext:value-type="float">
            <text:p>448.1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450.045" calcext:value-type="float">
            <text:p>450.0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451.722" calcext:value-type="float">
            <text:p>451.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453.226" calcext:value-type="float">
            <text:p>453.2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7008" calcext:value-type="float">
            <text:p>1070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2326.7" calcext:value-type="float">
            <text:p>62326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2029.5" calcext:value-type="float">
            <text:p>42029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7788.1" calcext:value-type="float">
            <text:p>37788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935.53" calcext:value-type="float">
            <text:p>4935.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2.321" calcext:value-type="float">
            <text:p>702.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13.823" calcext:value-type="float">
            <text:p>513.8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9612.6" calcext:value-type="float">
            <text:p>29612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7706.3" calcext:value-type="float">
            <text:p>27706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6002" calcext:value-type="float">
            <text:p>26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4494.9" calcext:value-type="float">
            <text:p>24494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169.6" calcext:value-type="float">
            <text:p>23169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2007.2" calcext:value-type="float">
            <text:p>22007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988.4" calcext:value-type="float">
            <text:p>20988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095.3" calcext:value-type="float">
            <text:p>20095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311.7" calcext:value-type="float">
            <text:p>19311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623.2" calcext:value-type="float">
            <text:p>18623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75.634" calcext:value-type="float">
            <text:p>175.6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5.604" calcext:value-type="float">
            <text:p>195.6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5.716" calcext:value-type="float">
            <text:p>215.7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5.468" calcext:value-type="float">
            <text:p>235.4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4.519" calcext:value-type="float">
            <text:p>254.5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72.647" calcext:value-type="float">
            <text:p>272.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89.719" calcext:value-type="float">
            <text:p>289.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05.666" calcext:value-type="float">
            <text:p>305.6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20.467" calcext:value-type="float">
            <text:p>320.4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34.13" calcext:value-type="float">
            <text:p>334.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46.688" calcext:value-type="float">
            <text:p>346.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58.19" calcext:value-type="float">
            <text:p>358.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68.693" calcext:value-type="float">
            <text:p>368.6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78.258" calcext:value-type="float">
            <text:p>378.2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86.952" calcext:value-type="float">
            <text:p>386.9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94.837" calcext:value-type="float">
            <text:p>394.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01.979" calcext:value-type="float">
            <text:p>401.9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408.439" calcext:value-type="float">
            <text:p>408.4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14.274" calcext:value-type="float">
            <text:p>414.2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19.54" calcext:value-type="float">
            <text:p>419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24.288" calcext:value-type="float">
            <text:p>424.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28.566" calcext:value-type="float">
            <text:p>428.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32.416" calcext:value-type="float">
            <text:p>432.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35.881" calcext:value-type="float">
            <text:p>435.8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38.997" calcext:value-type="float">
            <text:p>438.9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441.798" calcext:value-type="float">
            <text:p>441.7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444.314" calcext:value-type="float">
            <text:p>444.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446.574" calcext:value-type="float">
            <text:p>446.5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448.603" calcext:value-type="float">
            <text:p>448.6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450.424" calcext:value-type="float">
            <text:p>450.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452.058" calcext:value-type="float">
            <text:p>452.0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453.524" calcext:value-type="float">
            <text:p>453.5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454.839" calcext:value-type="float">
            <text:p>454.8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56.018" calcext:value-type="float">
            <text:p>456.0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2098" calcext:value-type="float">
            <text:p>2020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134813" calcext:value-type="float">
            <text:p>0.1348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.20098" calcext:value-type="float">
            <text:p>4.200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4251.2" calcext:value-type="float">
            <text:p>34251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4151.5" calcext:value-type="float">
            <text:p>24151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9167.7" calcext:value-type="float">
            <text:p>19167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416.2" calcext:value-type="float">
            <text:p>12416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54.594" calcext:value-type="float">
            <text:p>554.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69.563" calcext:value-type="float">
            <text:p>469.5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16.1" calcext:value-type="float">
            <text:p>416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82.311" calcext:value-type="float">
            <text:p>382.3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61.554" calcext:value-type="float">
            <text:p>361.5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956.2" calcext:value-type="float">
            <text:p>17956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7520.7" calcext:value-type="float">
            <text:p>1752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112.7" calcext:value-type="float">
            <text:p>17112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735.2" calcext:value-type="float">
            <text:p>16735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6389" calcext:value-type="float">
            <text:p>16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073.5" calcext:value-type="float">
            <text:p>16073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787.3" calcext:value-type="float">
            <text:p>15787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528.3" calcext:value-type="float">
            <text:p>15528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294.7" calcext:value-type="float">
            <text:p>15294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084.2" calcext:value-type="float">
            <text:p>15084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87.742" calcext:value-type="float">
            <text:p>387.7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94.193" calcext:value-type="float">
            <text:p>394.1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00.323" calcext:value-type="float">
            <text:p>400.3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06.093" calcext:value-type="float">
            <text:p>406.0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11.485" calcext:value-type="float">
            <text:p>411.4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16.492" calcext:value-type="float">
            <text:p>416.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21.118" calcext:value-type="float">
            <text:p>421.1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25.375" calcext:value-type="float">
            <text:p>425.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29.278" calcext:value-type="float">
            <text:p>429.2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32.845" calcext:value-type="float">
            <text:p>432.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436.098" calcext:value-type="float">
            <text:p>436.0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439.057" calcext:value-type="float">
            <text:p>439.0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441.744" calcext:value-type="float">
            <text:p>441.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44.18" calcext:value-type="float">
            <text:p>444.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46.385" calcext:value-type="float">
            <text:p>446.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48.379" calcext:value-type="float">
            <text:p>448.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450.179" calcext:value-type="float">
            <text:p>450.1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51.804" calcext:value-type="float">
            <text:p>451.8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453.268" calcext:value-type="float">
            <text:p>453.2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54.587" calcext:value-type="float">
            <text:p>454.5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55.775" calcext:value-type="float">
            <text:p>455.7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56.843" calcext:value-type="float">
            <text:p>456.8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457.803" calcext:value-type="float">
            <text:p>457.8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458.667" calcext:value-type="float">
            <text:p>458.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459.443" calcext:value-type="float">
            <text:p>459.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60.139" calcext:value-type="float">
            <text:p>460.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460.765" calcext:value-type="float">
            <text:p>460.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461.326" calcext:value-type="float">
            <text:p>461.3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61.83" calcext:value-type="float">
            <text:p>461.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1639" calcext:value-type="float">
            <text:p>171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7470" calcext:value-type="float">
            <text:p>1774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.0522" calcext:value-type="float">
            <text:p>1.0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076.52" calcext:value-type="float">
            <text:p>7076.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6658.1" calcext:value-type="float">
            <text:p>26658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8443.8" calcext:value-type="float">
            <text:p>18443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229.9" calcext:value-type="float">
            <text:p>12229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142.65" calcext:value-type="float">
            <text:p>8142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435.04" calcext:value-type="float">
            <text:p>4435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08.59" calcext:value-type="float">
            <text:p>1608.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64.91" calcext:value-type="float">
            <text:p>1364.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186.96" calcext:value-type="float">
            <text:p>1186.9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53.25" calcext:value-type="float">
            <text:p>1053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50.434" calcext:value-type="float">
            <text:p>950.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869.846" calcext:value-type="float">
            <text:p>869.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05.659" calcext:value-type="float">
            <text:p>805.6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53.836" calcext:value-type="float">
            <text:p>753.8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3031.9" calcext:value-type="float">
            <text:p>13031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101" calcext:value-type="float">
            <text:p>13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152.2" calcext:value-type="float">
            <text:p>13152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3190" calcext:value-type="float">
            <text:p>13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3217.8" calcext:value-type="float">
            <text:p>13217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238" calcext:value-type="float">
            <text:p>132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3252.5" calcext:value-type="float">
            <text:p>13252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3262.7" calcext:value-type="float">
            <text:p>13262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546.144" calcext:value-type="float">
            <text:p>546.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536.566" calcext:value-type="float">
            <text:p>536.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528.248" calcext:value-type="float">
            <text:p>528.2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521.002" calcext:value-type="float">
            <text:p>521.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514.673" calcext:value-type="float">
            <text:p>514.6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509.129" calcext:value-type="float">
            <text:p>509.1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04.264" calcext:value-type="float">
            <text:p>504.2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499.984" calcext:value-type="float">
            <text:p>499.9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96.213" calcext:value-type="float">
            <text:p>496.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92.885" calcext:value-type="float">
            <text:p>492.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489.943" calcext:value-type="float">
            <text:p>489.9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487.34" calcext:value-type="float">
            <text:p>487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85.032" calcext:value-type="float">
            <text:p>485.0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482.986" calcext:value-type="float">
            <text:p>482.9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81.168" calcext:value-type="float">
            <text:p>481.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79.553" calcext:value-type="float">
            <text:p>479.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78.117" calcext:value-type="float">
            <text:p>478.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76.838" calcext:value-type="float">
            <text:p>476.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475.7" calcext:value-type="float">
            <text:p>475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474.685" calcext:value-type="float">
            <text:p>474.6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473.781" calcext:value-type="float">
            <text:p>473.7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72.974" calcext:value-type="float">
            <text:p>472.9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472.254" calcext:value-type="float">
            <text:p>472.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471.611" calcext:value-type="float">
            <text:p>471.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471.038" calcext:value-type="float">
            <text:p>471.0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470.525" calcext:value-type="float">
            <text:p>470.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8433" calcext:value-type="float">
            <text:p>1684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48478" calcext:value-type="float">
            <text:p>0.2484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.17655" calcext:value-type="float">
            <text:p>4.176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4186.2" calcext:value-type="float">
            <text:p>34186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4353" calcext:value-type="float">
            <text:p>24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717.9" calcext:value-type="float">
            <text:p>16717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684.7" calcext:value-type="float">
            <text:p>10684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853.86" calcext:value-type="float">
            <text:p>5853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010.83" calcext:value-type="float">
            <text:p>2010.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88.369" calcext:value-type="float">
            <text:p>788.3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705.82" calcext:value-type="float">
            <text:p>2705.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699.07" calcext:value-type="float">
            <text:p>2699.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311.58" calcext:value-type="float">
            <text:p>2311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006.15" calcext:value-type="float">
            <text:p>2006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61.85" calcext:value-type="float">
            <text:p>1761.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564.02" calcext:value-type="float">
            <text:p>1564.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02.1" calcext:value-type="float">
            <text:p>1402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268.33" calcext:value-type="float">
            <text:p>1268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156.92" calcext:value-type="float">
            <text:p>1156.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0227.8" calcext:value-type="float">
            <text:p>10227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580.6" calcext:value-type="float">
            <text:p>10580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0888.4" calcext:value-type="float">
            <text:p>10888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1157.9" calcext:value-type="float">
            <text:p>11157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1394.5" calcext:value-type="float">
            <text:p>11394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1602.6" calcext:value-type="float">
            <text:p>11602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786" calcext:value-type="float">
            <text:p>11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1948" calcext:value-type="float">
            <text:p>119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673.287" calcext:value-type="float">
            <text:p>673.2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649.237" calcext:value-type="float">
            <text:p>649.2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628.198" calcext:value-type="float">
            <text:p>628.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9.75" calcext:value-type="float">
            <text:p>609.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593.54" calcext:value-type="float">
            <text:p>593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79.271" calcext:value-type="float">
            <text:p>579.2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566.688" calcext:value-type="float">
            <text:p>566.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555.574" calcext:value-type="float">
            <text:p>555.5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545.745" calcext:value-type="float">
            <text:p>545.7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537.042" calcext:value-type="float">
            <text:p>537.0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529.326" calcext:value-type="float">
            <text:p>529.3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522.479" calcext:value-type="float">
            <text:p>522.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16.397" calcext:value-type="float">
            <text:p>516.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10.99" calcext:value-type="float">
            <text:p>510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506.18" calcext:value-type="float">
            <text:p>506.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501.898" calcext:value-type="float">
            <text:p>501.8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98.084" calcext:value-type="float">
            <text:p>498.0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94.684" calcext:value-type="float">
            <text:p>494.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91.653" calcext:value-type="float">
            <text:p>491.6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488.949" calcext:value-type="float">
            <text:p>488.9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486.536" calcext:value-type="float">
            <text:p>486.5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484.382" calcext:value-type="float">
            <text:p>484.3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482.458" calcext:value-type="float">
            <text:p>482.4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480.74" calcext:value-type="float">
            <text:p>480.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3938.3" calcext:value-type="float">
            <text:p>63938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5617.1" calcext:value-type="float">
            <text:p>45617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2414" calcext:value-type="float">
            <text:p>324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2604.2" calcext:value-type="float">
            <text:p>22604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091.3" calcext:value-type="float">
            <text:p>15091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192.03" calcext:value-type="float">
            <text:p>9192.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465.49" calcext:value-type="float">
            <text:p>4465.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16.034" calcext:value-type="float">
            <text:p>616.0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31.653" calcext:value-type="float">
            <text:p>531.65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.11105" calcext:value-type="float">
            <text:p>3.11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.48927" calcext:value-type="float">
            <text:p>2.489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2.3457" calcext:value-type="float">
            <text:p>32.345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.74004" calcext:value-type="float">
            <text:p>1.740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63.3" calcext:value-type="float">
            <text:p>1263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788.06" calcext:value-type="float">
            <text:p>2788.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427.41" calcext:value-type="float">
            <text:p>2427.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130.98" calcext:value-type="float">
            <text:p>2130.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85.8" calcext:value-type="float">
            <text:p>1885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81.81" calcext:value-type="float">
            <text:p>1681.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511.17" calcext:value-type="float">
            <text:p>1511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072.7" calcext:value-type="float">
            <text:p>8072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8639.11" calcext:value-type="float">
            <text:p>8639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9141.01" calcext:value-type="float">
            <text:p>9141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9586.3" calcext:value-type="float">
            <text:p>9586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9981.8" calcext:value-type="float">
            <text:p>9981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0333.4" calcext:value-type="float">
            <text:p>10333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0646.3" calcext:value-type="float">
            <text:p>10646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813.167" calcext:value-type="float">
            <text:p>813.1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71.586" calcext:value-type="float">
            <text:p>771.5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735.433" calcext:value-type="float">
            <text:p>735.4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703.918" calcext:value-type="float">
            <text:p>703.9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676.379" calcext:value-type="float">
            <text:p>676.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52.262" calcext:value-type="float">
            <text:p>652.2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631.099" calcext:value-type="float">
            <text:p>631.0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612.492" calcext:value-type="float">
            <text:p>612.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596.104" calcext:value-type="float">
            <text:p>596.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81.649" calcext:value-type="float">
            <text:p>581.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568.88" calcext:value-type="float">
            <text:p>568.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557.586" calcext:value-type="float">
            <text:p>557.5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47.583" calcext:value-type="float">
            <text:p>547.5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538.716" calcext:value-type="float">
            <text:p>538.7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30.847" calcext:value-type="float">
            <text:p>530.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523.857" calcext:value-type="float">
            <text:p>523.8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517.644" calcext:value-type="float">
            <text:p>517.6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512.118" calcext:value-type="float">
            <text:p>512.1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507.198" calcext:value-type="float">
            <text:p>507.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502.816" calcext:value-type="float">
            <text:p>502.8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498.91" calcext:value-type="float">
            <text:p>498.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495.428" calcext:value-type="float">
            <text:p>495.4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492.322" calcext:value-type="float">
            <text:p>492.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489.551" calcext:value-type="float">
            <text:p>489.5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5610.7" calcext:value-type="float">
            <text:p>2561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082.7" calcext:value-type="float">
            <text:p>16082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105.95" calcext:value-type="float">
            <text:p>9105.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807.91" calcext:value-type="float">
            <text:p>3807.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.90319" calcext:value-type="float">
            <text:p>5.903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8.9953" calcext:value-type="float">
            <text:p>18.995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.63121" calcext:value-type="float">
            <text:p>2.631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.02176" calcext:value-type="float">
            <text:p>2.02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7.7847" calcext:value-type="float">
            <text:p>27.784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.24882" calcext:value-type="float">
            <text:p>1.24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.00281" calcext:value-type="float">
            <text:p>1.00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.818959" calcext:value-type="float">
            <text:p>0.8189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70.363" calcext:value-type="float">
            <text:p>270.36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.585353" calcext:value-type="float">
            <text:p>0.585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.552618" calcext:value-type="float">
            <text:p>0.552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899.54" calcext:value-type="float">
            <text:p>2899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619.23" calcext:value-type="float">
            <text:p>2619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211.87" calcext:value-type="float">
            <text:p>2211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53.83" calcext:value-type="float">
            <text:p>1953.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38.79" calcext:value-type="float">
            <text:p>1738.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541.56" calcext:value-type="float">
            <text:p>6541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7264.06" calcext:value-type="float">
            <text:p>7264.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7906.85" calcext:value-type="float">
            <text:p>7906.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8479.09" calcext:value-type="float">
            <text:p>8479.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8988.85" calcext:value-type="float">
            <text:p>8988.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9443.19" calcext:value-type="float">
            <text:p>9443.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933.041" calcext:value-type="float">
            <text:p>933.0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874.99" calcext:value-type="float">
            <text:p>874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824.896" calcext:value-type="float">
            <text:p>824.8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781.536" calcext:value-type="float">
            <text:p>781.5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743.898" calcext:value-type="float">
            <text:p>743.8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711.141" calcext:value-type="float">
            <text:p>711.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682.562" calcext:value-type="float">
            <text:p>682.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657.569" calcext:value-type="float">
            <text:p>657.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635.666" calcext:value-type="float">
            <text:p>635.6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616.434" calcext:value-type="float">
            <text:p>616.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599.517" calcext:value-type="float">
            <text:p>599.5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84.61" calcext:value-type="float">
            <text:p>584.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571.456" calcext:value-type="float">
            <text:p>571.4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59.831" calcext:value-type="float">
            <text:p>559.8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49.546" calcext:value-type="float">
            <text:p>549.5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540.434" calcext:value-type="float">
            <text:p>540.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532.354" calcext:value-type="float">
            <text:p>532.3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525.182" calcext:value-type="float">
            <text:p>525.1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518.811" calcext:value-type="float">
            <text:p>518.8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513.146" calcext:value-type="float">
            <text:p>513.1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508.105" calcext:value-type="float">
            <text:p>508.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503.618" calcext:value-type="float">
            <text:p>503.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499.621" calcext:value-type="float">
            <text:p>499.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496.058" calcext:value-type="float">
            <text:p>496.0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492.881" calcext:value-type="float">
            <text:p>492.8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.61" calcext:value-type="float">
            <text:p>16.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0414139" calcext:value-type="float">
            <text:p>0.0414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.0448685" calcext:value-type="float">
            <text:p>0.04486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.0508755" calcext:value-type="float">
            <text:p>0.05087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.0591008" calcext:value-type="float">
            <text:p>0.05910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0471724" calcext:value-type="float">
            <text:p>0.04717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.0458406" calcext:value-type="float">
            <text:p>0.04584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61.893" calcext:value-type="float">
            <text:p>961.89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.0431131" calcext:value-type="float">
            <text:p>0.0431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.0422635" calcext:value-type="float">
            <text:p>0.0422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35.382" calcext:value-type="float">
            <text:p>735.38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.0467259" calcext:value-type="float">
            <text:p>0.04672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.0831386" calcext:value-type="float">
            <text:p>0.083138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0.0546785" calcext:value-type="float">
            <text:p>0.05467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81.039" calcext:value-type="float">
            <text:p>581.0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99.25" calcext:value-type="float">
            <text:p>1999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251.42" calcext:value-type="float">
            <text:p>3251.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358.22" calcext:value-type="float">
            <text:p>4358.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5337.57" calcext:value-type="float">
            <text:p>5337.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205.02" calcext:value-type="float">
            <text:p>6205.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24.63" calcext:value-type="float">
            <text:p>1324.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05.09" calcext:value-type="float">
            <text:p>1205.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04.42" calcext:value-type="float">
            <text:p>1104.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019.26" calcext:value-type="float">
            <text:p>1019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46.895" calcext:value-type="float">
            <text:p>946.8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885.15" calcext:value-type="float">
            <text:p>885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832.26" calcext:value-type="float">
            <text:p>832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786.789" calcext:value-type="float">
            <text:p>786.7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47.561" calcext:value-type="float">
            <text:p>747.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713.61" calcext:value-type="float">
            <text:p>713.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684.139" calcext:value-type="float">
            <text:p>684.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658.487" calcext:value-type="float">
            <text:p>658.4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636.1" calcext:value-type="float">
            <text:p>636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616.518" calcext:value-type="float">
            <text:p>616.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599.352" calcext:value-type="float">
            <text:p>599.3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584.273" calcext:value-type="float">
            <text:p>584.2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571.004" calcext:value-type="float">
            <text:p>571.0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559.309" calcext:value-type="float">
            <text:p>559.3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548.984" calcext:value-type="float">
            <text:p>548.9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39.857" calcext:value-type="float">
            <text:p>539.8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31.779" calcext:value-type="float">
            <text:p>531.7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524.62" calcext:value-type="float">
            <text:p>524.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518.27" calcext:value-type="float">
            <text:p>518.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512.632" calcext:value-type="float">
            <text:p>512.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507.622" calcext:value-type="float">
            <text:p>507.6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503.166" calcext:value-type="float">
            <text:p>503.1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499.201" calcext:value-type="float">
            <text:p>499.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495.67" calcext:value-type="float">
            <text:p>495.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492.524" calcext:value-type="float">
            <text:p>492.5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489.719" calcext:value-type="float">
            <text:p>489.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487.218" calcext:value-type="float">
            <text:p>487.2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213.6" calcext:value-type="float">
            <text:p>43213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3879" calcext:value-type="float">
            <text:p>33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6284.9" calcext:value-type="float">
            <text:p>26284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083.9" calcext:value-type="float">
            <text:p>20083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.90603" calcext:value-type="float">
            <text:p>3.906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.55843" calcext:value-type="float">
            <text:p>2.558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.71243" calcext:value-type="float">
            <text:p>1.712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.15528" calcext:value-type="float">
            <text:p>1.155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0.770799" calcext:value-type="float">
            <text:p>0.770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2.9313" calcext:value-type="float">
            <text:p>52.93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838.18" calcext:value-type="float">
            <text:p>1838.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578.49" calcext:value-type="float">
            <text:p>1578.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377.06" calcext:value-type="float">
            <text:p>1377.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18.85" calcext:value-type="float">
            <text:p>1218.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93.16" calcext:value-type="float">
            <text:p>1093.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992.248" calcext:value-type="float">
            <text:p>992.2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10.459" calcext:value-type="float">
            <text:p>910.4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843.588" calcext:value-type="float">
            <text:p>843.5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788.474" calcext:value-type="float">
            <text:p>788.4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742.718" calcext:value-type="float">
            <text:p>742.7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04.474" calcext:value-type="float">
            <text:p>704.4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672.313" calcext:value-type="float">
            <text:p>672.3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645.112" calcext:value-type="float">
            <text:p>645.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621.988" calcext:value-type="float">
            <text:p>621.9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602.236" calcext:value-type="float">
            <text:p>602.2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85.291" calcext:value-type="float">
            <text:p>585.2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570.695" calcext:value-type="float">
            <text:p>570.6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558.078" calcext:value-type="float">
            <text:p>558.0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547.134" calcext:value-type="float">
            <text:p>547.1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537.612" calcext:value-type="float">
            <text:p>537.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29.306" calcext:value-type="float">
            <text:p>529.3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522.041" calcext:value-type="float">
            <text:p>522.0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515.672" calcext:value-type="float">
            <text:p>515.6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510.077" calcext:value-type="float">
            <text:p>510.0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505.154" calcext:value-type="float">
            <text:p>505.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500.813" calcext:value-type="float">
            <text:p>500.8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96.98" calcext:value-type="float">
            <text:p>496.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493.59" calcext:value-type="float">
            <text:p>493.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490.59" calcext:value-type="float">
            <text:p>490.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87.93" calcext:value-type="float">
            <text:p>487.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85.57" calcext:value-type="float">
            <text:p>485.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83.475" calcext:value-type="float">
            <text:p>483.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81.612" calcext:value-type="float">
            <text:p>481.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479.955" calcext:value-type="float">
            <text:p>479.9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478.48" calcext:value-type="float">
            <text:p>478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77.166" calcext:value-type="float">
            <text:p>477.1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475.996" calcext:value-type="float">
            <text:p>475.9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474.952" calcext:value-type="float">
            <text:p>474.9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474.021" calcext:value-type="float">
            <text:p>474.0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473.19" calcext:value-type="float">
            <text:p>473.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472.448" calcext:value-type="float">
            <text:p>472.4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9723.9" calcext:value-type="float">
            <text:p>39723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8970.8" calcext:value-type="float">
            <text:p>2897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680.8" calcext:value-type="float">
            <text:p>2068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191.7" calcext:value-type="float">
            <text:p>14191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091.78" calcext:value-type="float">
            <text:p>9091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47.77" calcext:value-type="float">
            <text:p>5147.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312.32" calcext:value-type="float">
            <text:p>2312.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07.387" calcext:value-type="float">
            <text:p>907.3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96.746" calcext:value-type="float">
            <text:p>496.7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54.575" calcext:value-type="float">
            <text:p>254.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16.643" calcext:value-type="float">
            <text:p>116.6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3.8861" calcext:value-type="float">
            <text:p>43.88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2.0907" calcext:value-type="float">
            <text:p>12.09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.97863" calcext:value-type="float">
            <text:p>5.978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.7645" calcext:value-type="float">
            <text:p>15.76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.1094" calcext:value-type="float">
            <text:p>35.10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9.8767" calcext:value-type="float">
            <text:p>59.87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87.3602" calcext:value-type="float">
            <text:p>87.3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5.795" calcext:value-type="float">
            <text:p>115.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44.044" calcext:value-type="float">
            <text:p>144.0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71.388" calcext:value-type="float">
            <text:p>171.3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7.392" calcext:value-type="float">
            <text:p>197.3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21.812" calcext:value-type="float">
            <text:p>221.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4.533" calcext:value-type="float">
            <text:p>244.5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5.525" calcext:value-type="float">
            <text:p>265.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4.815" calcext:value-type="float">
            <text:p>284.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02.464" calcext:value-type="float">
            <text:p>302.4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8.557" calcext:value-type="float">
            <text:p>318.5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33.191" calcext:value-type="float">
            <text:p>333.1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46.469" calcext:value-type="float">
            <text:p>346.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8.492" calcext:value-type="float">
            <text:p>358.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69.364" calcext:value-type="float">
            <text:p>369.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79.18" calcext:value-type="float">
            <text:p>379.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88.035" calcext:value-type="float">
            <text:p>388.0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96.015" calcext:value-type="float">
            <text:p>396.0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03.2" calcext:value-type="float">
            <text:p>403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9.665" calcext:value-type="float">
            <text:p>409.6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15.479" calcext:value-type="float">
            <text:p>415.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20.705" calcext:value-type="float">
            <text:p>420.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25.399" calcext:value-type="float">
            <text:p>425.3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29.616" calcext:value-type="float">
            <text:p>429.6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33.401" calcext:value-type="float">
            <text:p>433.4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36.798" calcext:value-type="float">
            <text:p>436.7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439.847" calcext:value-type="float">
            <text:p>439.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42.581" calcext:value-type="float">
            <text:p>442.5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445.034" calcext:value-type="float">
            <text:p>445.0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447.233" calcext:value-type="float">
            <text:p>447.2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449.205" calcext:value-type="float">
            <text:p>449.2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450.972" calcext:value-type="float">
            <text:p>450.9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52.557" calcext:value-type="float">
            <text:p>452.5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53.977" calcext:value-type="float">
            <text:p>453.9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7895.4" calcext:value-type="float">
            <text:p>37895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8462.9" calcext:value-type="float">
            <text:p>28462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1354.3" calcext:value-type="float">
            <text:p>21354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5975.5" calcext:value-type="float">
            <text:p>15975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1894.8" calcext:value-type="float">
            <text:p>11894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789.18" calcext:value-type="float">
            <text:p>8789.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6434.89" calcext:value-type="float">
            <text:p>6434.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661.77" calcext:value-type="float">
            <text:p>4661.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337.28" calcext:value-type="float">
            <text:p>3337.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357.1" calcext:value-type="float">
            <text:p>2357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639.1" calcext:value-type="float">
            <text:p>1639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119.17" calcext:value-type="float">
            <text:p>1119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747.73" calcext:value-type="float">
            <text:p>747.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486.835" calcext:value-type="float">
            <text:p>486.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07.723" calcext:value-type="float">
            <text:p>307.7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88.73" calcext:value-type="float">
            <text:p>188.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3.629" calcext:value-type="float">
            <text:p>113.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70.3154" calcext:value-type="float">
            <text:p>70.3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49.7864" calcext:value-type="float">
            <text:p>49.7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45.3659" calcext:value-type="float">
            <text:p>45.36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2.1171" calcext:value-type="float">
            <text:p>52.11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66.4024" calcext:value-type="float">
            <text:p>66.40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85.5536" calcext:value-type="float">
            <text:p>85.55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07.625" calcext:value-type="float">
            <text:p>107.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1.211" calcext:value-type="float">
            <text:p>131.2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55.307" calcext:value-type="float">
            <text:p>155.3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79.205" calcext:value-type="float">
            <text:p>179.2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02.422" calcext:value-type="float">
            <text:p>202.4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24.636" calcext:value-type="float">
            <text:p>224.6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45.647" calcext:value-type="float">
            <text:p>245.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65.344" calcext:value-type="float">
            <text:p>265.3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83.676" calcext:value-type="float">
            <text:p>283.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00.64" calcext:value-type="float">
            <text:p>300.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16.266" calcext:value-type="float">
            <text:p>316.2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30.602" calcext:value-type="float">
            <text:p>330.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43.712" calcext:value-type="float">
            <text:p>343.7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55.668" calcext:value-type="float">
            <text:p>355.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66.546" calcext:value-type="float">
            <text:p>366.5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76.424" calcext:value-type="float">
            <text:p>376.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385.378" calcext:value-type="float">
            <text:p>385.3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93.482" calcext:value-type="float">
            <text:p>393.4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400.809" calcext:value-type="float">
            <text:p>400.8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407.425" calcext:value-type="float">
            <text:p>407.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413.393" calcext:value-type="float">
            <text:p>413.3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418.773" calcext:value-type="float">
            <text:p>418.7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423.618" calcext:value-type="float">
            <text:p>423.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427.979" calcext:value-type="float">
            <text:p>427.9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431.902" calcext:value-type="float">
            <text:p>431.9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35.429" calcext:value-type="float">
            <text:p>435.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438.599" calcext:value-type="float">
            <text:p>438.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441.446" calcext:value-type="float">
            <text:p>441.4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4437.5" calcext:value-type="float">
            <text:p>24437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8663.2" calcext:value-type="float">
            <text:p>18663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4282.6" calcext:value-type="float">
            <text:p>14282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922.8" calcext:value-type="float">
            <text:p>10922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329.4" calcext:value-type="float">
            <text:p>8329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6322.38" calcext:value-type="float">
            <text:p>6322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769.78" calcext:value-type="float">
            <text:p>4769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572.12" calcext:value-type="float">
            <text:p>3572.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652.73" calcext:value-type="float">
            <text:p>2652.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951.6" calcext:value-type="float">
            <text:p>1951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421.35" calcext:value-type="float">
            <text:p>1421.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024.38" calcext:value-type="float">
            <text:p>1024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30.916" calcext:value-type="float">
            <text:p>730.9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517.368" calcext:value-type="float">
            <text:p>517.3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65.169" calcext:value-type="float">
            <text:p>365.1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59.746" calcext:value-type="float">
            <text:p>259.7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89.722" calcext:value-type="float">
            <text:p>189.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46.254" calcext:value-type="float">
            <text:p>146.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2.501" calcext:value-type="float">
            <text:p>122.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13.194" calcext:value-type="float">
            <text:p>113.1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14.297" calcext:value-type="float">
            <text:p>114.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22.73" calcext:value-type="float">
            <text:p>122.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36.161" calcext:value-type="float">
            <text:p>136.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52.834" calcext:value-type="float">
            <text:p>152.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71.439" calcext:value-type="float">
            <text:p>171.4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91.007" calcext:value-type="float">
            <text:p>191.0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10.833" calcext:value-type="float">
            <text:p>210.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30.414" calcext:value-type="float">
            <text:p>230.4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49.398" calcext:value-type="float">
            <text:p>249.3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67.549" calcext:value-type="float">
            <text:p>267.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84.718" calcext:value-type="float">
            <text:p>284.7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00.82" calcext:value-type="float">
            <text:p>300.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15.819" calcext:value-type="float">
            <text:p>315.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29.711" calcext:value-type="float">
            <text:p>329.7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42.519" calcext:value-type="float">
            <text:p>342.5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54.282" calcext:value-type="float">
            <text:p>354.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65.049" calcext:value-type="float">
            <text:p>365.0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74.878" calcext:value-type="float">
            <text:p>374.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383.828" calcext:value-type="float">
            <text:p>383.8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91.962" calcext:value-type="float">
            <text:p>391.9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99.341" calcext:value-type="float">
            <text:p>399.3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06.025" calcext:value-type="float">
            <text:p>406.0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12.07" calcext:value-type="float">
            <text:p>412.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417.533" calcext:value-type="float">
            <text:p>417.5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422.463" calcext:value-type="float">
            <text:p>422.4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426.909" calcext:value-type="float">
            <text:p>426.9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430.915" calcext:value-type="float">
            <text:p>430.9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434.522" calcext:value-type="float">
            <text:p>434.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437.769" calcext:value-type="float">
            <text:p>437.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440.688" calcext:value-type="float">
            <text:p>440.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443.313" calcext:value-type="float">
            <text:p>443.3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429.15" calcext:value-type="float">
            <text:p>5429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918.8" calcext:value-type="float">
            <text:p>3918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862.87" calcext:value-type="float">
            <text:p>2862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115.41" calcext:value-type="float">
            <text:p>2115.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581.81" calcext:value-type="float">
            <text:p>1581.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199.01" calcext:value-type="float">
            <text:p>1199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924.014" calcext:value-type="float">
            <text:p>924.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726.865" calcext:value-type="float">
            <text:p>726.8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86.371" calcext:value-type="float">
            <text:p>586.3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487.319" calcext:value-type="float">
            <text:p>487.3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18.672" calcext:value-type="float">
            <text:p>418.6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72.348" calcext:value-type="float">
            <text:p>372.3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42.389" calcext:value-type="float">
            <text:p>342.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24.379" calcext:value-type="float">
            <text:p>324.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15.035" calcext:value-type="float">
            <text:p>315.0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11.909" calcext:value-type="float">
            <text:p>311.9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13.178" calcext:value-type="float">
            <text:p>313.1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17.481" calcext:value-type="float">
            <text:p>317.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23.808" calcext:value-type="float">
            <text:p>323.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31.411" calcext:value-type="float">
            <text:p>331.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39.74" calcext:value-type="float">
            <text:p>339.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48.395" calcext:value-type="float">
            <text:p>348.3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57.089" calcext:value-type="float">
            <text:p>357.0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365.62" calcext:value-type="float">
            <text:p>365.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73.848" calcext:value-type="float">
            <text:p>373.8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81.684" calcext:value-type="float">
            <text:p>381.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89.07" calcext:value-type="float">
            <text:p>389.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95.979" calcext:value-type="float">
            <text:p>395.9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02.399" calcext:value-type="float">
            <text:p>402.3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08.334" calcext:value-type="float">
            <text:p>408.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13.797" calcext:value-type="float">
            <text:p>413.7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18.806" calcext:value-type="float">
            <text:p>418.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23.386" calcext:value-type="float">
            <text:p>423.3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27.562" calcext:value-type="float">
            <text:p>427.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31.362" calcext:value-type="float">
            <text:p>431.3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34.812" calcext:value-type="float">
            <text:p>434.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37.939" calcext:value-type="float">
            <text:p>437.9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40.77" calcext:value-type="float">
            <text:p>440.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43.33" calcext:value-type="float">
            <text:p>443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445.641" calcext:value-type="float">
            <text:p>445.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447.727" calcext:value-type="float">
            <text:p>447.7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49.606" calcext:value-type="float">
            <text:p>449.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51.3" calcext:value-type="float">
            <text:p>451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452.824" calcext:value-type="float">
            <text:p>452.8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454.195" calcext:value-type="float">
            <text:p>454.1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55.428" calcext:value-type="float">
            <text:p>455.4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456.537" calcext:value-type="float">
            <text:p>456.5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457.532" calcext:value-type="float">
            <text:p>457.5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458.426" calcext:value-type="float">
            <text:p>458.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459.229" calcext:value-type="float">
            <text:p>459.2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459.95" calcext:value-type="float">
            <text:p>459.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.75715" calcext:value-type="float">
            <text:p>3.757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.87267" calcext:value-type="float">
            <text:p>2.87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.23107" calcext:value-type="float">
            <text:p>2.231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09.234" calcext:value-type="float">
            <text:p>409.2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.40443" calcext:value-type="float">
            <text:p>1.40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.14016" calcext:value-type="float">
            <text:p>1.140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.945214" calcext:value-type="float">
            <text:p>0.9452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.11614" calcext:value-type="float">
            <text:p>1.11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30.474" calcext:value-type="float">
            <text:p>630.4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2.84" calcext:value-type="float">
            <text:p>2022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88.95" calcext:value-type="float">
            <text:p>2488.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184.59" calcext:value-type="float">
            <text:p>2184.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931.68" calcext:value-type="float">
            <text:p>1931.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720.67" calcext:value-type="float">
            <text:p>1720.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6943.23" calcext:value-type="float">
            <text:p>6943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622.99" calcext:value-type="float">
            <text:p>7622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227.74" calcext:value-type="float">
            <text:p>8227.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8766.1" calcext:value-type="float">
            <text:p>8766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9245.63" calcext:value-type="float">
            <text:p>9245.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9672.97" calcext:value-type="float">
            <text:p>9672.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0054" calcext:value-type="float">
            <text:p>100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870.634" calcext:value-type="float">
            <text:p>870.6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821.193" calcext:value-type="float">
            <text:p>821.1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78.379" calcext:value-type="float">
            <text:p>778.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741.199" calcext:value-type="float">
            <text:p>741.1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708.827" calcext:value-type="float">
            <text:p>708.8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680.571" calcext:value-type="float">
            <text:p>680.5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655.853" calcext:value-type="float">
            <text:p>655.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634.184" calcext:value-type="float">
            <text:p>634.1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615.15" calcext:value-type="float">
            <text:p>615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598.401" calcext:value-type="float">
            <text:p>598.4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83.639" calcext:value-type="float">
            <text:p>583.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70.608" calcext:value-type="float">
            <text:p>570.6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559.09" calcext:value-type="float">
            <text:p>559.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548.896" calcext:value-type="float">
            <text:p>548.8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539.864" calcext:value-type="float">
            <text:p>539.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31.853" calcext:value-type="float">
            <text:p>531.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24.741" calcext:value-type="float">
            <text:p>524.7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518.422" calcext:value-type="float">
            <text:p>518.4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512.802" calcext:value-type="float">
            <text:p>512.8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07.802" calcext:value-type="float">
            <text:p>507.8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503.349" calcext:value-type="float">
            <text:p>503.3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99.382" calcext:value-type="float">
            <text:p>499.3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495.846" calcext:value-type="float">
            <text:p>495.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92.693" calcext:value-type="float">
            <text:p>492.6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489.88" calcext:value-type="float">
            <text:p>489.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487.369" calcext:value-type="float">
            <text:p>487.3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485.127" calcext:value-type="float">
            <text:p>485.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483.125" calcext:value-type="float">
            <text:p>483.1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481.337" calcext:value-type="float">
            <text:p>481.3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79.739" calcext:value-type="float">
            <text:p>479.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.09322" calcext:value-type="float">
            <text:p>3.09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.29993" calcext:value-type="float">
            <text:p>2.299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.74569" calcext:value-type="float">
            <text:p>1.74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.34711" calcext:value-type="float">
            <text:p>1.347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.05454" calcext:value-type="float">
            <text:p>1.054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.836123" calcext:value-type="float">
            <text:p>0.8361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.670406" calcext:value-type="float">
            <text:p>0.6704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856.41" calcext:value-type="float">
            <text:p>4856.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.446579" calcext:value-type="float">
            <text:p>0.446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.371585" calcext:value-type="float">
            <text:p>0.371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314356" calcext:value-type="float">
            <text:p>0.314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0.271911" calcext:value-type="float">
            <text:p>0.2719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.244095" calcext:value-type="float">
            <text:p>0.2440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0.24345" calcext:value-type="float">
            <text:p>0.243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496.07" calcext:value-type="float">
            <text:p>2496.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168.92" calcext:value-type="float">
            <text:p>2168.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901.79" calcext:value-type="float">
            <text:p>1901.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808" calcext:value-type="float">
            <text:p>4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5737.45" calcext:value-type="float">
            <text:p>5737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6560.97" calcext:value-type="float">
            <text:p>6560.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291.22" calcext:value-type="float">
            <text:p>7291.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7939.3" calcext:value-type="float">
            <text:p>7939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8514.88" calcext:value-type="float">
            <text:p>8514.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956.567" calcext:value-type="float">
            <text:p>956.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892.701" calcext:value-type="float">
            <text:p>892.7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838.16" calcext:value-type="float">
            <text:p>838.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791.401" calcext:value-type="float">
            <text:p>791.4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751.167" calcext:value-type="float">
            <text:p>751.1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716.43" calcext:value-type="float">
            <text:p>716.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686.344" calcext:value-type="float">
            <text:p>686.3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660.209" calcext:value-type="float">
            <text:p>660.2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637.444" calcext:value-type="float">
            <text:p>637.4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617.565" calcext:value-type="float">
            <text:p>617.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600.166" calcext:value-type="float">
            <text:p>600.1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84.904" calcext:value-type="float">
            <text:p>584.9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71.492" calcext:value-type="float">
            <text:p>571.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59.685" calcext:value-type="float">
            <text:p>559.6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549.272" calcext:value-type="float">
            <text:p>549.2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40.076" calcext:value-type="float">
            <text:p>540.0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531.944" calcext:value-type="float">
            <text:p>531.9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24.744" calcext:value-type="float">
            <text:p>524.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518.361" calcext:value-type="float">
            <text:p>518.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512.698" calcext:value-type="float">
            <text:p>512.6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507.669" calcext:value-type="float">
            <text:p>507.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503.198" calcext:value-type="float">
            <text:p>503.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99.222" calcext:value-type="float">
            <text:p>499.2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495.682" calcext:value-type="float">
            <text:p>495.6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92.53" calcext:value-type="float">
            <text:p>492.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489.721" calcext:value-type="float">
            <text:p>489.7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487.216" calcext:value-type="float">
            <text:p>487.2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84.982" calcext:value-type="float">
            <text:p>484.9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0677393" calcext:value-type="float">
            <text:p>0.06773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0331645" calcext:value-type="float">
            <text:p>0.03316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0157601" calcext:value-type="float">
            <text:p>0.01576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.00674224" calcext:value-type="float">
            <text:p>0.00674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46.455" calcext:value-type="float">
            <text:p>846.45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.0002642" calcext:value-type="float">
            <text:p>0.00026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.00141951" calcext:value-type="float">
            <text:p>0.001419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0.005446" calcext:value-type="float">
            <text:p>0.0054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602.48" calcext:value-type="float">
            <text:p>1602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279.72" calcext:value-type="float">
            <text:p>3279.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364.48" calcext:value-type="float">
            <text:p>1364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195.93" calcext:value-type="float">
            <text:p>1195.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065.32" calcext:value-type="float">
            <text:p>1065.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962.687" calcext:value-type="float">
            <text:p>962.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881.032" calcext:value-type="float">
            <text:p>881.0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815.34" calcext:value-type="float">
            <text:p>815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61.958" calcext:value-type="float">
            <text:p>761.9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718.187" calcext:value-type="float">
            <text:p>718.1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682.002" calcext:value-type="float">
            <text:p>682.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651.864" calcext:value-type="float">
            <text:p>651.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26.595" calcext:value-type="float">
            <text:p>626.5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605.277" calcext:value-type="float">
            <text:p>605.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87.192" calcext:value-type="float">
            <text:p>587.1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571.771" calcext:value-type="float">
            <text:p>571.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558.561" calcext:value-type="float">
            <text:p>558.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47.198" calcext:value-type="float">
            <text:p>547.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537.385" calcext:value-type="float">
            <text:p>537.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528.881" calcext:value-type="float">
            <text:p>528.8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21.488" calcext:value-type="float">
            <text:p>521.4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515.043" calcext:value-type="float">
            <text:p>515.0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09.409" calcext:value-type="float">
            <text:p>509.4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04.473" calcext:value-type="float">
            <text:p>504.4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500.138" calcext:value-type="float">
            <text:p>500.1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96.325" calcext:value-type="float">
            <text:p>496.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492.964" calcext:value-type="float">
            <text:p>492.9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89.997" calcext:value-type="float">
            <text:p>489.9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87.374" calcext:value-type="float">
            <text:p>487.3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85.052" calcext:value-type="float">
            <text:p>485.0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82.995" calcext:value-type="float">
            <text:p>482.9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81.17" calcext:value-type="float">
            <text:p>481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79.549" calcext:value-type="float">
            <text:p>479.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478.109" calcext:value-type="float">
            <text:p>478.1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476.827" calcext:value-type="float">
            <text:p>476.8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75.687" calcext:value-type="float">
            <text:p>475.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474.672" calcext:value-type="float">
            <text:p>474.6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473.767" calcext:value-type="float">
            <text:p>473.7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472.96" calcext:value-type="float">
            <text:p>472.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472.24" calcext:value-type="float">
            <text:p>472.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471.598" calcext:value-type="float">
            <text:p>471.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471.025" calcext:value-type="float">
            <text:p>471.0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470.513" calcext:value-type="float">
            <text:p>470.5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739.8" calcext:value-type="float">
            <text:p>14739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0053.8" calcext:value-type="float">
            <text:p>10053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876.73" calcext:value-type="float">
            <text:p>6876.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4696.61" calcext:value-type="float">
            <text:p>4696.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193.48" calcext:value-type="float">
            <text:p>3193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156.91" calcext:value-type="float">
            <text:p>2156.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444.3" calcext:value-type="float">
            <text:p>1444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957.474" calcext:value-type="float">
            <text:p>957.4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28.28" calcext:value-type="float">
            <text:p>628.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409.241" calcext:value-type="float">
            <text:p>409.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67.171" calcext:value-type="float">
            <text:p>267.1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8.804" calcext:value-type="float">
            <text:p>178.8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27.784" calcext:value-type="float">
            <text:p>127.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02.578" calcext:value-type="float">
            <text:p>102.5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95.0356" calcext:value-type="float">
            <text:p>95.0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99.3839" calcext:value-type="float">
            <text:p>99.38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11.534" calcext:value-type="float">
            <text:p>111.5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28.594" calcext:value-type="float">
            <text:p>128.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48.522" calcext:value-type="float">
            <text:p>148.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69.888" calcext:value-type="float">
            <text:p>169.8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91.7" calcext:value-type="float">
            <text:p>191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13.281" calcext:value-type="float">
            <text:p>213.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34.178" calcext:value-type="float">
            <text:p>234.1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54.105" calcext:value-type="float">
            <text:p>254.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72.886" calcext:value-type="float">
            <text:p>272.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90.434" calcext:value-type="float">
            <text:p>290.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06.714" calcext:value-type="float">
            <text:p>306.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321.736" calcext:value-type="float">
            <text:p>321.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5.535" calcext:value-type="float">
            <text:p>335.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48.165" calcext:value-type="float">
            <text:p>348.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59.688" calcext:value-type="float">
            <text:p>359.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70.175" calcext:value-type="float">
            <text:p>370.1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9.7" calcext:value-type="float">
            <text:p>379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88.334" calcext:value-type="float">
            <text:p>388.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96.149" calcext:value-type="float">
            <text:p>396.1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03.213" calcext:value-type="float">
            <text:p>403.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09.592" calcext:value-type="float">
            <text:p>409.5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15.345" calcext:value-type="float">
            <text:p>415.3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20.53" calcext:value-type="float">
            <text:p>420.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25.199" calcext:value-type="float">
            <text:p>425.1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29.401" calcext:value-type="float">
            <text:p>429.4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33.18" calcext:value-type="float">
            <text:p>433.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36.578" calcext:value-type="float">
            <text:p>436.5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39.631" calcext:value-type="float">
            <text:p>439.6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42.374" calcext:value-type="float">
            <text:p>442.3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444.836" calcext:value-type="float">
            <text:p>444.8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447.047" calcext:value-type="float">
            <text:p>447.0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449.031" calcext:value-type="float">
            <text:p>449.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450.81" calcext:value-type="float">
            <text:p>450.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452.407" calcext:value-type="float">
            <text:p>452.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453.839" calcext:value-type="float">
            <text:p>453.8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136.5" calcext:value-type="float">
            <text:p>8136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56.49" calcext:value-type="float">
            <text:p>5756.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12.53" calcext:value-type="float">
            <text:p>4112.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954.05" calcext:value-type="float">
            <text:p>2954.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128.31" calcext:value-type="float">
            <text:p>2128.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536.61" calcext:value-type="float">
            <text:p>1536.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112.45" calcext:value-type="float">
            <text:p>1112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809.589" calcext:value-type="float">
            <text:p>809.5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95.177" calcext:value-type="float">
            <text:p>595.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45.51" calcext:value-type="float">
            <text:p>445.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43.29" calcext:value-type="float">
            <text:p>343.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75.801" calcext:value-type="float">
            <text:p>275.8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33.645" calcext:value-type="float">
            <text:p>233.6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09.857" calcext:value-type="float">
            <text:p>209.8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99.263" calcext:value-type="float">
            <text:p>199.2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98.019" calcext:value-type="float">
            <text:p>198.0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03.273" calcext:value-type="float">
            <text:p>203.2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12.913" calcext:value-type="float">
            <text:p>212.9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25.381" calcext:value-type="float">
            <text:p>225.3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39.535" calcext:value-type="float">
            <text:p>239.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54.546" calcext:value-type="float">
            <text:p>254.5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69.817" calcext:value-type="float">
            <text:p>269.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84.928" calcext:value-type="float">
            <text:p>284.9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99.588" calcext:value-type="float">
            <text:p>299.5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13.605" calcext:value-type="float">
            <text:p>313.6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26.859" calcext:value-type="float">
            <text:p>326.8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39.283" calcext:value-type="float">
            <text:p>339.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50.847" calcext:value-type="float">
            <text:p>350.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361.55" calcext:value-type="float">
            <text:p>36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1.41" calcext:value-type="float">
            <text:p>371.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80.459" calcext:value-type="float">
            <text:p>380.4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88.736" calcext:value-type="float">
            <text:p>388.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96.286" calcext:value-type="float">
            <text:p>396.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03.157" calcext:value-type="float">
            <text:p>403.1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09.398" calcext:value-type="float">
            <text:p>409.3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15.057" calcext:value-type="float">
            <text:p>415.0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20.18" calcext:value-type="float">
            <text:p>420.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24.812" calcext:value-type="float">
            <text:p>424.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28.996" calcext:value-type="float">
            <text:p>428.9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32.77" calcext:value-type="float">
            <text:p>432.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36.173" calcext:value-type="float">
            <text:p>436.1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39.238" calcext:value-type="float">
            <text:p>439.2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41.997" calcext:value-type="float">
            <text:p>441.9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44.48" calcext:value-type="float">
            <text:p>444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46.712" calcext:value-type="float">
            <text:p>446.7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48.718" calcext:value-type="float">
            <text:p>448.7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450.52" calcext:value-type="float">
            <text:p>450.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452.139" calcext:value-type="float">
            <text:p>452.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453.592" calcext:value-type="float">
            <text:p>453.5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454.897" calcext:value-type="float">
            <text:p>454.8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456.067" calcext:value-type="float">
            <text:p>456.0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.84423" calcext:value-type="float">
            <text:p>3.844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.6546" calcext:value-type="float">
            <text:p>2.65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.91076" calcext:value-type="float">
            <text:p>1.910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.42653" calcext:value-type="float">
            <text:p>1.426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.10803" calcext:value-type="float">
            <text:p>1.108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.903598" calcext:value-type="float">
            <text:p>0.903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839.915" calcext:value-type="float">
            <text:p>839.9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546.43" calcext:value-type="float">
            <text:p>2546.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182.34" calcext:value-type="float">
            <text:p>2182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894.27" calcext:value-type="float">
            <text:p>1894.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63.71" calcext:value-type="float">
            <text:p>1663.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6864.19" calcext:value-type="float">
            <text:p>6864.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7616.65" calcext:value-type="float">
            <text:p>7616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8271.8" calcext:value-type="float">
            <text:p>8271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8844.09" calcext:value-type="float">
            <text:p>8844.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9345.45" calcext:value-type="float">
            <text:p>9345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9785.76" calcext:value-type="float">
            <text:p>9785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874.053" calcext:value-type="float">
            <text:p>874.0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821.511" calcext:value-type="float">
            <text:p>821.5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776.613" calcext:value-type="float">
            <text:p>776.6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738.078" calcext:value-type="float">
            <text:p>738.0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704.869" calcext:value-type="float">
            <text:p>704.8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676.145" calcext:value-type="float">
            <text:p>676.1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651.217" calcext:value-type="float">
            <text:p>651.2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629.518" calcext:value-type="float">
            <text:p>629.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610.577" calcext:value-type="float">
            <text:p>610.5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594.002" calcext:value-type="float">
            <text:p>594.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579.464" calcext:value-type="float">
            <text:p>579.4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566.688" calcext:value-type="float">
            <text:p>566.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555.437" calcext:value-type="float">
            <text:p>555.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545.515" calcext:value-type="float">
            <text:p>545.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36.749" calcext:value-type="float">
            <text:p>536.7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28.996" calcext:value-type="float">
            <text:p>528.9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522.129" calcext:value-type="float">
            <text:p>522.1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516.041" calcext:value-type="float">
            <text:p>516.0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510.637" calcext:value-type="float">
            <text:p>510.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05.837" calcext:value-type="float">
            <text:p>505.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501.569" calcext:value-type="float">
            <text:p>501.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97.772" calcext:value-type="float">
            <text:p>497.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94.391" calcext:value-type="float">
            <text:p>494.3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91.38" calcext:value-type="float">
            <text:p>491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88.696" calcext:value-type="float">
            <text:p>488.6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86.302" calcext:value-type="float">
            <text:p>486.3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84.167" calcext:value-type="float">
            <text:p>484.1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482.261" calcext:value-type="float">
            <text:p>482.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480.56" calcext:value-type="float">
            <text:p>480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479.041" calcext:value-type="float">
            <text:p>479.0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477.683" calcext:value-type="float">
            <text:p>477.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476.471" calcext:value-type="float">
            <text:p>476.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475.387" calcext:value-type="float">
            <text:p>475.3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474.418" calcext:value-type="float">
            <text:p>474.4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930384" calcext:value-type="float">
            <text:p>0.9303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646031" calcext:value-type="float">
            <text:p>0.646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.469594" calcext:value-type="float">
            <text:p>0.469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.35543" calcext:value-type="float">
            <text:p>0.355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.275729" calcext:value-type="float">
            <text:p>0.2757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84.881" calcext:value-type="float">
            <text:p>684.88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882.82" calcext:value-type="float">
            <text:p>882.8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.229931" calcext:value-type="float">
            <text:p>0.2299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.140518" calcext:value-type="float">
            <text:p>0.140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.03221" calcext:value-type="float">
            <text:p>5.032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21.688" calcext:value-type="float">
            <text:p>921.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128.19" calcext:value-type="float">
            <text:p>2128.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851.94" calcext:value-type="float">
            <text:p>3851.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5012.71" calcext:value-type="float">
            <text:p>5012.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013.99" calcext:value-type="float">
            <text:p>6013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880.83" calcext:value-type="float">
            <text:p>6880.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633.78" calcext:value-type="float">
            <text:p>7633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047.87" calcext:value-type="float">
            <text:p>1047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964.779" calcext:value-type="float">
            <text:p>964.7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895.454" calcext:value-type="float">
            <text:p>895.4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37.245" calcext:value-type="float">
            <text:p>837.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788.081" calcext:value-type="float">
            <text:p>788.0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746.335" calcext:value-type="float">
            <text:p>746.3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10.711" calcext:value-type="float">
            <text:p>710.7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680.176" calcext:value-type="float">
            <text:p>680.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653.894" calcext:value-type="float">
            <text:p>653.8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631.188" calcext:value-type="float">
            <text:p>631.1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611.504" calcext:value-type="float">
            <text:p>611.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94.387" calcext:value-type="float">
            <text:p>594.3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79.459" calcext:value-type="float">
            <text:p>579.4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566.408" calcext:value-type="float">
            <text:p>566.4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54.97" calcext:value-type="float">
            <text:p>554.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44.924" calcext:value-type="float">
            <text:p>544.9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536.085" calcext:value-type="float">
            <text:p>536.0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528.294" calcext:value-type="float">
            <text:p>528.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21.415" calcext:value-type="float">
            <text:p>521.4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15.334" calcext:value-type="float">
            <text:p>515.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509.95" calcext:value-type="float">
            <text:p>509.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505.179" calcext:value-type="float">
            <text:p>505.1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00.946" calcext:value-type="float">
            <text:p>500.9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97.187" calcext:value-type="float">
            <text:p>497.1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93.846" calcext:value-type="float">
            <text:p>493.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90.874" calcext:value-type="float">
            <text:p>490.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88.229" calcext:value-type="float">
            <text:p>488.2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85.873" calcext:value-type="float">
            <text:p>485.8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83.774" calcext:value-type="float">
            <text:p>483.7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481.903" calcext:value-type="float">
            <text:p>481.9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480.233" calcext:value-type="float">
            <text:p>480.2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8.743" calcext:value-type="float">
            <text:p>478.7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477.414" calcext:value-type="float">
            <text:p>477.4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76.226" calcext:value-type="float">
            <text:p>476.2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571.37" calcext:value-type="float">
            <text:p>5571.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532.09" calcext:value-type="float">
            <text:p>3532.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241.66" calcext:value-type="float">
            <text:p>2241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419.11" calcext:value-type="float">
            <text:p>1419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894.184" calcext:value-type="float">
            <text:p>894.1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561.02" calcext:value-type="float">
            <text:p>561.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52.656" calcext:value-type="float">
            <text:p>352.6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26.106" calcext:value-type="float">
            <text:p>226.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53.424" calcext:value-type="float">
            <text:p>153.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6.23" calcext:value-type="float">
            <text:p>116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02.317" calcext:value-type="float">
            <text:p>102.3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03.508" calcext:value-type="float">
            <text:p>103.5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14.29" calcext:value-type="float">
            <text:p>114.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30.934" calcext:value-type="float">
            <text:p>130.9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50.916" calcext:value-type="float">
            <text:p>150.9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72.53" calcext:value-type="float">
            <text:p>172.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94.633" calcext:value-type="float">
            <text:p>194.6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16.473" calcext:value-type="float">
            <text:p>216.4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37.563" calcext:value-type="float">
            <text:p>237.5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57.606" calcext:value-type="float">
            <text:p>257.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76.432" calcext:value-type="float">
            <text:p>276.4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93.96" calcext:value-type="float">
            <text:p>293.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10.168" calcext:value-type="float">
            <text:p>310.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25.077" calcext:value-type="float">
            <text:p>325.0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38.733" calcext:value-type="float">
            <text:p>338.7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51.197" calcext:value-type="float">
            <text:p>351.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362.543" calcext:value-type="float">
            <text:p>362.5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72.846" calcext:value-type="float">
            <text:p>372.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82.184" calcext:value-type="float">
            <text:p>382.1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90.634" calcext:value-type="float">
            <text:p>390.6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98.27" calcext:value-type="float">
            <text:p>398.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405.162" calcext:value-type="float">
            <text:p>405.1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1.377" calcext:value-type="float">
            <text:p>411.3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16.976" calcext:value-type="float">
            <text:p>416.9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22.017" calcext:value-type="float">
            <text:p>422.0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26.552" calcext:value-type="float">
            <text:p>426.5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30.63" calcext:value-type="float">
            <text:p>430.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34.294" calcext:value-type="float">
            <text:p>434.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37.587" calcext:value-type="float">
            <text:p>437.5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40.543" calcext:value-type="float">
            <text:p>440.5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43.198" calcext:value-type="float">
            <text:p>443.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45.58" calcext:value-type="float">
            <text:p>445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47.717" calcext:value-type="float">
            <text:p>447.7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49.635" calcext:value-type="float">
            <text:p>449.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51.354" calcext:value-type="float">
            <text:p>451.3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452.896" calcext:value-type="float">
            <text:p>452.8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54.279" calcext:value-type="float">
            <text:p>454.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455.518" calcext:value-type="float">
            <text:p>455.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56.629" calcext:value-type="float">
            <text:p>456.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57.625" calcext:value-type="float">
            <text:p>457.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58.517" calcext:value-type="float">
            <text:p>458.5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105.71" calcext:value-type="float">
            <text:p>2105.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70.138" calcext:value-type="float">
            <text:p>970.1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82.074" calcext:value-type="float">
            <text:p>682.0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95.076" calcext:value-type="float">
            <text:p>495.0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75.071" calcext:value-type="float">
            <text:p>375.0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0.112" calcext:value-type="float">
            <text:p>300.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55.694" calcext:value-type="float">
            <text:p>255.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32.041" calcext:value-type="float">
            <text:p>232.0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222.464" calcext:value-type="float">
            <text:p>222.4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22.341" calcext:value-type="float">
            <text:p>222.3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28.45" calcext:value-type="float">
            <text:p>228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38.54" calcext:value-type="float">
            <text:p>238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51.032" calcext:value-type="float">
            <text:p>251.0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64.823" calcext:value-type="float">
            <text:p>264.8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79.149" calcext:value-type="float">
            <text:p>279.1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93.485" calcext:value-type="float">
            <text:p>293.4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07.477" calcext:value-type="float">
            <text:p>307.4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20.897" calcext:value-type="float">
            <text:p>320.8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33.603" calcext:value-type="float">
            <text:p>333.6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45.514" calcext:value-type="float">
            <text:p>345.5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56.596" calcext:value-type="float">
            <text:p>356.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66.845" calcext:value-type="float">
            <text:p>366.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76.276" calcext:value-type="float">
            <text:p>376.2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84.921" calcext:value-type="float">
            <text:p>384.9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92.819" calcext:value-type="float">
            <text:p>392.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400.016" calcext:value-type="float">
            <text:p>400.0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406.557" calcext:value-type="float">
            <text:p>406.5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12.492" calcext:value-type="float">
            <text:p>412.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417.868" calcext:value-type="float">
            <text:p>417.8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22.731" calcext:value-type="float">
            <text:p>422.7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27.123" calcext:value-type="float">
            <text:p>427.1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431.087" calcext:value-type="float">
            <text:p>431.0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34.661" calcext:value-type="float">
            <text:p>434.6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37.88" calcext:value-type="float">
            <text:p>437.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40.779" calcext:value-type="float">
            <text:p>440.7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43.386" calcext:value-type="float">
            <text:p>443.3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45.731" calcext:value-type="float">
            <text:p>445.7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47.839" calcext:value-type="float">
            <text:p>447.8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49.732" calcext:value-type="float">
            <text:p>449.7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51.432" calcext:value-type="float">
            <text:p>451.4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52.959" calcext:value-type="float">
            <text:p>452.9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54.329" calcext:value-type="float">
            <text:p>454.3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55.559" calcext:value-type="float">
            <text:p>455.5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56.662" calcext:value-type="float">
            <text:p>456.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57.651" calcext:value-type="float">
            <text:p>457.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458.538" calcext:value-type="float">
            <text:p>458.5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459.334" calcext:value-type="float">
            <text:p>459.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460.047" calcext:value-type="float">
            <text:p>460.0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460.686" calcext:value-type="float">
            <text:p>460.6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61.259" calcext:value-type="float">
            <text:p>461.2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611624" calcext:value-type="float">
            <text:p>0.611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.458592" calcext:value-type="float">
            <text:p>0.4585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.355546" calcext:value-type="float">
            <text:p>0.3555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.278563" calcext:value-type="float">
            <text:p>0.2785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0.2288" calcext:value-type="float">
            <text:p>0.2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.194696" calcext:value-type="float">
            <text:p>0.1946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0.17453" calcext:value-type="float">
            <text:p>0.174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0.180121" calcext:value-type="float">
            <text:p>0.1801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444.67" calcext:value-type="float">
            <text:p>1444.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2108.17" calcext:value-type="float">
            <text:p>2108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4231.53" calcext:value-type="float">
            <text:p>4231.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5337.63" calcext:value-type="float">
            <text:p>5337.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6292.98" calcext:value-type="float">
            <text:p>6292.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7121.1" calcext:value-type="float">
            <text:p>7121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7841.3" calcext:value-type="float">
            <text:p>7841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047.82" calcext:value-type="float">
            <text:p>1047.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965.569" calcext:value-type="float">
            <text:p>965.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896.814" calcext:value-type="float">
            <text:p>896.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838.97" calcext:value-type="float">
            <text:p>838.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790.023" calcext:value-type="float">
            <text:p>790.0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748.385" calcext:value-type="float">
            <text:p>748.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12.791" calcext:value-type="float">
            <text:p>712.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682.231" calcext:value-type="float">
            <text:p>682.2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655.886" calcext:value-type="float">
            <text:p>655.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633.092" calcext:value-type="float">
            <text:p>633.0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613.304" calcext:value-type="float">
            <text:p>613.3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596.074" calcext:value-type="float">
            <text:p>596.0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581.03" calcext:value-type="float">
            <text:p>581.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67.862" calcext:value-type="float">
            <text:p>567.8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556.31" calcext:value-type="float">
            <text:p>556.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46.155" calcext:value-type="float">
            <text:p>546.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537.211" calcext:value-type="float">
            <text:p>537.2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529.321" calcext:value-type="float">
            <text:p>529.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522.351" calcext:value-type="float">
            <text:p>522.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516.184" calcext:value-type="float">
            <text:p>516.1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510.721" calcext:value-type="float">
            <text:p>510.7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05.877" calcext:value-type="float">
            <text:p>505.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01.577" calcext:value-type="float">
            <text:p>501.5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97.757" calcext:value-type="float">
            <text:p>497.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94.361" calcext:value-type="float">
            <text:p>494.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91.338" calcext:value-type="float">
            <text:p>491.3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88.647" calcext:value-type="float">
            <text:p>488.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86.25" calcext:value-type="float">
            <text:p>486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84.113" calcext:value-type="float">
            <text:p>484.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82.207" calcext:value-type="float">
            <text:p>482.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80.507" calcext:value-type="float">
            <text:p>480.5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78.989" calcext:value-type="float">
            <text:p>478.9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77.635" calcext:value-type="float">
            <text:p>477.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476.425" calcext:value-type="float">
            <text:p>476.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475.344" calcext:value-type="float">
            <text:p>475.3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474.378" calcext:value-type="float">
            <text:p>474.3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228.25" calcext:value-type="float">
            <text:p>1228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674.441" calcext:value-type="float">
            <text:p>674.4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76.337" calcext:value-type="float">
            <text:p>376.3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18.574" calcext:value-type="float">
            <text:p>218.5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40.124" calcext:value-type="float">
            <text:p>140.1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07.326" calcext:value-type="float">
            <text:p>107.3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00.973" calcext:value-type="float">
            <text:p>100.9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09.806" calcext:value-type="float">
            <text:p>109.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27.088" calcext:value-type="float">
            <text:p>127.0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48.736" calcext:value-type="float">
            <text:p>148.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72.255" calcext:value-type="float">
            <text:p>172.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96.13" calcext:value-type="float">
            <text:p>196.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219.452" calcext:value-type="float">
            <text:p>219.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41.693" calcext:value-type="float">
            <text:p>241.6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62.567" calcext:value-type="float">
            <text:p>262.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81.945" calcext:value-type="float">
            <text:p>281.9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299.79" calcext:value-type="float">
            <text:p>299.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316.129" calcext:value-type="float">
            <text:p>316.1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31.023" calcext:value-type="float">
            <text:p>331.0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44.554" calcext:value-type="float">
            <text:p>344.5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56.815" calcext:value-type="float">
            <text:p>356.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67.901" calcext:value-type="float">
            <text:p>367.9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77.91" calcext:value-type="float">
            <text:p>377.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86.934" calcext:value-type="float">
            <text:p>386.9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95.062" calcext:value-type="float">
            <text:p>395.0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402.375" calcext:value-type="float">
            <text:p>402.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408.951" calcext:value-type="float">
            <text:p>408.9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414.861" calcext:value-type="float">
            <text:p>414.8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420.168" calcext:value-type="float">
            <text:p>420.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424.934" calcext:value-type="float">
            <text:p>424.9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29.211" calcext:value-type="float">
            <text:p>429.2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433.049" calcext:value-type="float">
            <text:p>433.0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36.491" calcext:value-type="float">
            <text:p>436.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39.579" calcext:value-type="float">
            <text:p>439.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442.347" calcext:value-type="float">
            <text:p>442.3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44.828" calcext:value-type="float">
            <text:p>444.8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7.053" calcext:value-type="float">
            <text:p>447.0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49.046" calcext:value-type="float">
            <text:p>449.0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50.833" calcext:value-type="float">
            <text:p>450.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52.434" calcext:value-type="float">
            <text:p>452.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53.868" calcext:value-type="float">
            <text:p>453.8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55.153" calcext:value-type="float">
            <text:p>455.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56.305" calcext:value-type="float">
            <text:p>456.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57.336" calcext:value-type="float">
            <text:p>457.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58.26" calcext:value-type="float">
            <text:p>458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59.088" calcext:value-type="float">
            <text:p>459.0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59.829" calcext:value-type="float">
            <text:p>459.8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460.493" calcext:value-type="float">
            <text:p>460.4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461.088" calcext:value-type="float">
            <text:p>461.0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461.62" calcext:value-type="float">
            <text:p>461.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62.097" calcext:value-type="float">
            <text:p>462.0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00.707" calcext:value-type="float">
            <text:p>500.7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33.541" calcext:value-type="float">
            <text:p>433.5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99.722" calcext:value-type="float">
            <text:p>399.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83.9" calcext:value-type="float">
            <text:p>383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78.095" calcext:value-type="float">
            <text:p>378.0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77.937" calcext:value-type="float">
            <text:p>377.9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80.932" calcext:value-type="float">
            <text:p>380.9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85.619" calcext:value-type="float">
            <text:p>385.6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391.129" calcext:value-type="float">
            <text:p>391.1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96.939" calcext:value-type="float">
            <text:p>396.9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02.736" calcext:value-type="float">
            <text:p>402.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408.336" calcext:value-type="float">
            <text:p>408.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413.636" calcext:value-type="float">
            <text:p>413.6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418.584" calcext:value-type="float">
            <text:p>418.5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23.159" calcext:value-type="float">
            <text:p>423.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27.359" calcext:value-type="float">
            <text:p>427.3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31.196" calcext:value-type="float">
            <text:p>431.1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34.686" calcext:value-type="float">
            <text:p>434.6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437.853" calcext:value-type="float">
            <text:p>437.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440.719" calcext:value-type="float">
            <text:p>440.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43.308" calcext:value-type="float">
            <text:p>443.3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445.644" calcext:value-type="float">
            <text:p>445.6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447.748" calcext:value-type="float">
            <text:p>447.7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449.643" calcext:value-type="float">
            <text:p>449.6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451.346" calcext:value-type="float">
            <text:p>451.3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52.878" calcext:value-type="float">
            <text:p>452.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454.253" calcext:value-type="float">
            <text:p>454.2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455.489" calcext:value-type="float">
            <text:p>455.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6.597" calcext:value-type="float">
            <text:p>456.5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457.592" calcext:value-type="float">
            <text:p>457.5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58.485" calcext:value-type="float">
            <text:p>458.4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59.285" calcext:value-type="float">
            <text:p>459.2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60.003" calcext:value-type="float">
            <text:p>460.0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60.647" calcext:value-type="float">
            <text:p>460.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461.224" calcext:value-type="float">
            <text:p>461.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461.741" calcext:value-type="float">
            <text:p>461.7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62.204" calcext:value-type="float">
            <text:p>462.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62.619" calcext:value-type="float">
            <text:p>462.6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62.991" calcext:value-type="float">
            <text:p>462.9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63.325" calcext:value-type="float">
            <text:p>463.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63.623" calcext:value-type="float">
            <text:p>463.6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63.891" calcext:value-type="float">
            <text:p>463.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64.13" calcext:value-type="float">
            <text:p>464.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64.345" calcext:value-type="float">
            <text:p>464.3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64.537" calcext:value-type="float">
            <text:p>464.5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64.709" calcext:value-type="float">
            <text:p>464.7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64.864" calcext:value-type="float">
            <text:p>464.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65.002" calcext:value-type="float">
            <text:p>465.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465.126" calcext:value-type="float">
            <text:p>465.1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465.236" calcext:value-type="float">
            <text:p>465.2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65.336" calcext:value-type="float">
            <text:p>465.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90747" calcext:value-type="float">
            <text:p>0.9074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.246806" calcext:value-type="float">
            <text:p>0.246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202314" calcext:value-type="float">
            <text:p>0.202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.03125" calcext:value-type="float">
            <text:p>3.031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109.62" calcext:value-type="float">
            <text:p>2109.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751.16" calcext:value-type="float">
            <text:p>1751.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5173.43" calcext:value-type="float">
            <text:p>5173.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6333.16" calcext:value-type="float">
            <text:p>6333.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290.9" calcext:value-type="float">
            <text:p>729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8090.17" calcext:value-type="float">
            <text:p>8090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942.988" calcext:value-type="float">
            <text:p>942.9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869.665" calcext:value-type="float">
            <text:p>869.6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810.002" calcext:value-type="float">
            <text:p>810.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760.922" calcext:value-type="float">
            <text:p>760.9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720.161" calcext:value-type="float">
            <text:p>720.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686.023" calcext:value-type="float">
            <text:p>686.0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657.222" calcext:value-type="float">
            <text:p>657.2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632.764" calcext:value-type="float">
            <text:p>632.7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611.876" calcext:value-type="float">
            <text:p>611.8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593.943" calcext:value-type="float">
            <text:p>593.9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78.479" calcext:value-type="float">
            <text:p>578.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565.09" calcext:value-type="float">
            <text:p>565.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553.456" calcext:value-type="float">
            <text:p>553.4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543.314" calcext:value-type="float">
            <text:p>543.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534.448" calcext:value-type="float">
            <text:p>534.4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526.678" calcext:value-type="float">
            <text:p>526.6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19.852" calcext:value-type="float">
            <text:p>519.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513.844" calcext:value-type="float">
            <text:p>513.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508.547" calcext:value-type="float">
            <text:p>508.5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503.868" calcext:value-type="float">
            <text:p>503.8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99.729" calcext:value-type="float">
            <text:p>499.7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496.064" calcext:value-type="float">
            <text:p>496.0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92.814" calcext:value-type="float">
            <text:p>492.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89.93" calcext:value-type="float">
            <text:p>489.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87.367" calcext:value-type="float">
            <text:p>487.3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85.089" calcext:value-type="float">
            <text:p>485.0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483.061" calcext:value-type="float">
            <text:p>483.0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81.256" calcext:value-type="float">
            <text:p>481.2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9.648" calcext:value-type="float">
            <text:p>479.6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78.214" calcext:value-type="float">
            <text:p>478.2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76.936" calcext:value-type="float">
            <text:p>476.9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75.795" calcext:value-type="float">
            <text:p>475.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74.777" calcext:value-type="float">
            <text:p>474.7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3.868" calcext:value-type="float">
            <text:p>473.8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73.057" calcext:value-type="float">
            <text:p>473.0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72.331" calcext:value-type="float">
            <text:p>472.3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71.683" calcext:value-type="float">
            <text:p>471.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71.104" calcext:value-type="float">
            <text:p>471.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470.587" calcext:value-type="float">
            <text:p>470.5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70.124" calcext:value-type="float">
            <text:p>470.1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69.71" calcext:value-type="float">
            <text:p>469.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96.859" calcext:value-type="float">
            <text:p>796.8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02.749" calcext:value-type="float">
            <text:p>502.7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37.667" calcext:value-type="float">
            <text:p>337.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47.524" calcext:value-type="float">
            <text:p>247.5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02.044" calcext:value-type="float">
            <text:p>202.0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83.554" calcext:value-type="float">
            <text:p>183.5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81.404" calcext:value-type="float">
            <text:p>181.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89.028" calcext:value-type="float">
            <text:p>189.0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02.306" calcext:value-type="float">
            <text:p>202.3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18.629" calcext:value-type="float">
            <text:p>218.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36.337" calcext:value-type="float">
            <text:p>236.3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54.378" calcext:value-type="float">
            <text:p>254.3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272.095" calcext:value-type="float">
            <text:p>272.0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289.088" calcext:value-type="float">
            <text:p>289.0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05.129" calcext:value-type="float">
            <text:p>305.1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320.098" calcext:value-type="float">
            <text:p>320.0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33.951" calcext:value-type="float">
            <text:p>333.9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346.692" calcext:value-type="float">
            <text:p>346.6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358.354" calcext:value-type="float">
            <text:p>358.3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368.987" calcext:value-type="float">
            <text:p>368.9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378.653" calcext:value-type="float">
            <text:p>378.6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87.42" calcext:value-type="float">
            <text:p>387.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95.356" calcext:value-type="float">
            <text:p>395.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02.527" calcext:value-type="float">
            <text:p>402.5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408.999" calcext:value-type="float">
            <text:p>408.9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14.835" calcext:value-type="float">
            <text:p>414.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420.091" calcext:value-type="float">
            <text:p>420.0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424.821" calcext:value-type="float">
            <text:p>424.8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429.075" calcext:value-type="float">
            <text:p>429.0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432.9" calcext:value-type="float">
            <text:p>432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36.336" calcext:value-type="float">
            <text:p>436.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439.422" calcext:value-type="float">
            <text:p>439.4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442.193" calcext:value-type="float">
            <text:p>442.1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44.68" calcext:value-type="float">
            <text:p>444.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46.911" calcext:value-type="float">
            <text:p>446.9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48.912" calcext:value-type="float">
            <text:p>448.9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50.707" calcext:value-type="float">
            <text:p>450.7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452.317" calcext:value-type="float">
            <text:p>452.3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53.76" calcext:value-type="float">
            <text:p>453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55.054" calcext:value-type="float">
            <text:p>455.0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56.213" calcext:value-type="float">
            <text:p>456.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7.252" calcext:value-type="float">
            <text:p>457.2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58.184" calcext:value-type="float">
            <text:p>458.1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9.018" calcext:value-type="float">
            <text:p>459.0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59.766" calcext:value-type="float">
            <text:p>459.7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0.436" calcext:value-type="float">
            <text:p>460.4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61.036" calcext:value-type="float">
            <text:p>461.0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61.573" calcext:value-type="float">
            <text:p>461.5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62.055" calcext:value-type="float">
            <text:p>462.0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62.486" calcext:value-type="float">
            <text:p>462.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462.873" calcext:value-type="float">
            <text:p>462.8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85.985" calcext:value-type="float">
            <text:p>485.98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.109584" calcext:value-type="float">
            <text:p>0.1095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619.85" calcext:value-type="float">
            <text:p>1619.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3544.89" calcext:value-type="float">
            <text:p>3544.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066.09" calcext:value-type="float">
            <text:p>5066.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6289.36" calcext:value-type="float">
            <text:p>6289.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7287.55" calcext:value-type="float">
            <text:p>7287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042.96" calcext:value-type="float">
            <text:p>1042.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947.571" calcext:value-type="float">
            <text:p>947.5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871.681" calcext:value-type="float">
            <text:p>871.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810.436" calcext:value-type="float">
            <text:p>810.4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760.397" calcext:value-type="float">
            <text:p>760.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719.073" calcext:value-type="float">
            <text:p>719.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684.628" calcext:value-type="float">
            <text:p>684.6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655.682" calcext:value-type="float">
            <text:p>655.6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631.182" calcext:value-type="float">
            <text:p>631.1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610.316" calcext:value-type="float">
            <text:p>610.3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592.446" calcext:value-type="float">
            <text:p>592.4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577.066" calcext:value-type="float">
            <text:p>577.0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563.773" calcext:value-type="float">
            <text:p>563.7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552.239" calcext:value-type="float">
            <text:p>552.2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542.197" calcext:value-type="float">
            <text:p>542.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533.428" calcext:value-type="float">
            <text:p>533.4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525.749" calcext:value-type="float">
            <text:p>525.7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519.01" calcext:value-type="float">
            <text:p>519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513.082" calcext:value-type="float">
            <text:p>513.0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507.858" calcext:value-type="float">
            <text:p>507.8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503.246" calcext:value-type="float">
            <text:p>503.2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99.169" calcext:value-type="float">
            <text:p>499.1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495.56" calcext:value-type="float">
            <text:p>495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92.361" calcext:value-type="float">
            <text:p>492.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89.522" calcext:value-type="float">
            <text:p>489.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87.001" calcext:value-type="float">
            <text:p>487.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484.76" calcext:value-type="float">
            <text:p>484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82.766" calcext:value-type="float">
            <text:p>482.7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80.992" calcext:value-type="float">
            <text:p>480.9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79.411" calcext:value-type="float">
            <text:p>479.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78.002" calcext:value-type="float">
            <text:p>478.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476.745" calcext:value-type="float">
            <text:p>476.7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5.624" calcext:value-type="float">
            <text:p>475.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74.624" calcext:value-type="float">
            <text:p>474.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73.731" calcext:value-type="float">
            <text:p>473.7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72.934" calcext:value-type="float">
            <text:p>472.9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72.221" calcext:value-type="float">
            <text:p>472.2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71.585" calcext:value-type="float">
            <text:p>471.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71.016" calcext:value-type="float">
            <text:p>471.0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0.507" calcext:value-type="float">
            <text:p>470.5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70.053" calcext:value-type="float">
            <text:p>470.0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69.646" calcext:value-type="float">
            <text:p>469.6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469.283" calcext:value-type="float">
            <text:p>469.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68.957" calcext:value-type="float">
            <text:p>468.9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59.029" calcext:value-type="float">
            <text:p>259.0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8.237" calcext:value-type="float">
            <text:p>208.2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94.113" calcext:value-type="float">
            <text:p>194.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98.435" calcext:value-type="float">
            <text:p>198.4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11.887" calcext:value-type="float">
            <text:p>211.8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229.527" calcext:value-type="float">
            <text:p>229.5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48.677" calcext:value-type="float">
            <text:p>248.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67.878" calcext:value-type="float">
            <text:p>267.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86.351" calcext:value-type="float">
            <text:p>286.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03.7" calcext:value-type="float">
            <text:p>303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19.752" calcext:value-type="float">
            <text:p>319.7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34.457" calcext:value-type="float">
            <text:p>334.4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47.84" calcext:value-type="float">
            <text:p>347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359.963" calcext:value-type="float">
            <text:p>359.9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70.91" calcext:value-type="float">
            <text:p>370.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380.772" calcext:value-type="float">
            <text:p>380.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389.641" calcext:value-type="float">
            <text:p>389.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97.607" calcext:value-type="float">
            <text:p>397.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04.757" calcext:value-type="float">
            <text:p>404.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11.169" calcext:value-type="float">
            <text:p>411.1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16.917" calcext:value-type="float">
            <text:p>416.9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422.068" calcext:value-type="float">
            <text:p>422.0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426.682" calcext:value-type="float">
            <text:p>426.6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430.815" calcext:value-type="float">
            <text:p>430.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434.517" calcext:value-type="float">
            <text:p>434.5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437.831" calcext:value-type="float">
            <text:p>437.8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440.799" calcext:value-type="float">
            <text:p>440.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43.456" calcext:value-type="float">
            <text:p>443.4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45.835" calcext:value-type="float">
            <text:p>445.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47.965" calcext:value-type="float">
            <text:p>447.9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49.872" calcext:value-type="float">
            <text:p>449.8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51.579" calcext:value-type="float">
            <text:p>451.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53.108" calcext:value-type="float">
            <text:p>453.1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54.477" calcext:value-type="float">
            <text:p>454.4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455.702" calcext:value-type="float">
            <text:p>455.7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56.799" calcext:value-type="float">
            <text:p>456.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457.781" calcext:value-type="float">
            <text:p>457.7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58.66" calcext:value-type="float">
            <text:p>458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59.448" calcext:value-type="float">
            <text:p>459.4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460.153" calcext:value-type="float">
            <text:p>460.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60.784" calcext:value-type="float">
            <text:p>460.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61.349" calcext:value-type="float">
            <text:p>461.3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1.855" calcext:value-type="float">
            <text:p>461.8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62.308" calcext:value-type="float">
            <text:p>462.3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2.714" calcext:value-type="float">
            <text:p>462.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63.077" calcext:value-type="float">
            <text:p>463.0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63.402" calcext:value-type="float">
            <text:p>463.4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63.693" calcext:value-type="float">
            <text:p>463.6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63.954" calcext:value-type="float">
            <text:p>463.9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464.187" calcext:value-type="float">
            <text:p>464.1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64.397" calcext:value-type="float">
            <text:p>464.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808.29" calcext:value-type="float">
            <text:p>7808.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60.088" calcext:value-type="float">
            <text:p>960.0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51.896" calcext:value-type="float">
            <text:p>851.8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75.257" calcext:value-type="float">
            <text:p>775.2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718.692" calcext:value-type="float">
            <text:p>718.6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75.6" calcext:value-type="float">
            <text:p>675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641.938" calcext:value-type="float">
            <text:p>641.9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615.107" calcext:value-type="float">
            <text:p>615.1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93.365" calcext:value-type="float">
            <text:p>593.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575.505" calcext:value-type="float">
            <text:p>575.5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60.665" calcext:value-type="float">
            <text:p>560.6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548.214" calcext:value-type="float">
            <text:p>548.2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537.683" calcext:value-type="float">
            <text:p>537.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528.711" calcext:value-type="float">
            <text:p>528.7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21.023" calcext:value-type="float">
            <text:p>521.0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14.399" calcext:value-type="float">
            <text:p>514.3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508.667" calcext:value-type="float">
            <text:p>508.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503.686" calcext:value-type="float">
            <text:p>503.6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499.344" calcext:value-type="float">
            <text:p>499.3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495.547" calcext:value-type="float">
            <text:p>495.5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92.217" calcext:value-type="float">
            <text:p>492.2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489.291" calcext:value-type="float">
            <text:p>489.2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486.713" calcext:value-type="float">
            <text:p>486.7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84.439" calcext:value-type="float">
            <text:p>484.4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482.429" calcext:value-type="float">
            <text:p>482.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80.651" calcext:value-type="float">
            <text:p>480.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79.075" calcext:value-type="float">
            <text:p>479.0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477.676" calcext:value-type="float">
            <text:p>477.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476.435" calcext:value-type="float">
            <text:p>476.4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75.331" calcext:value-type="float">
            <text:p>475.3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74.349" calcext:value-type="float">
            <text:p>474.3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473.475" calcext:value-type="float">
            <text:p>473.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72.697" calcext:value-type="float">
            <text:p>472.6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72.003" calcext:value-type="float">
            <text:p>472.0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71.385" calcext:value-type="float">
            <text:p>471.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70.833" calcext:value-type="float">
            <text:p>470.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70.34" calcext:value-type="float">
            <text:p>470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69.901" calcext:value-type="float">
            <text:p>469.9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69.508" calcext:value-type="float">
            <text:p>469.5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69.158" calcext:value-type="float">
            <text:p>469.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468.844" calcext:value-type="float">
            <text:p>468.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68.564" calcext:value-type="float">
            <text:p>468.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8.314" calcext:value-type="float">
            <text:p>468.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8.09" calcext:value-type="float">
            <text:p>468.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7.89" calcext:value-type="float">
            <text:p>467.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7.711" calcext:value-type="float">
            <text:p>467.7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67.551" calcext:value-type="float">
            <text:p>467.5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67.408" calcext:value-type="float">
            <text:p>467.4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67.279" calcext:value-type="float">
            <text:p>467.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467.165" calcext:value-type="float">
            <text:p>467.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67.062" calcext:value-type="float">
            <text:p>467.0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713.457" calcext:value-type="float">
            <text:p>713.4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60.737" calcext:value-type="float">
            <text:p>660.7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623.133" calcext:value-type="float">
            <text:p>623.1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595.173" calcext:value-type="float">
            <text:p>595.1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73.717" calcext:value-type="float">
            <text:p>573.7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556.843" calcext:value-type="float">
            <text:p>556.8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543.308" calcext:value-type="float">
            <text:p>543.3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532.277" calcext:value-type="float">
            <text:p>532.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523.168" calcext:value-type="float">
            <text:p>523.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515.563" calcext:value-type="float">
            <text:p>515.5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509.156" calcext:value-type="float">
            <text:p>509.1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503.716" calcext:value-type="float">
            <text:p>503.7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499.066" calcext:value-type="float">
            <text:p>499.0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495.069" calcext:value-type="float">
            <text:p>495.0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91.616" calcext:value-type="float">
            <text:p>491.6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88.62" calcext:value-type="float">
            <text:p>488.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86.012" calcext:value-type="float">
            <text:p>486.0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483.733" calcext:value-type="float">
            <text:p>483.7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81.737" calcext:value-type="float">
            <text:p>481.7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79.984" calcext:value-type="float">
            <text:p>479.9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478.441" calcext:value-type="float">
            <text:p>478.4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477.081" calcext:value-type="float">
            <text:p>477.0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475.879" calcext:value-type="float">
            <text:p>475.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474.816" calcext:value-type="float">
            <text:p>474.8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73.875" calcext:value-type="float">
            <text:p>473.8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473.04" calcext:value-type="float">
            <text:p>473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472.298" calcext:value-type="float">
            <text:p>472.2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471.639" calcext:value-type="float">
            <text:p>471.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471.053" calcext:value-type="float">
            <text:p>471.0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70.532" calcext:value-type="float">
            <text:p>470.5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470.068" calcext:value-type="float">
            <text:p>470.0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69.654" calcext:value-type="float">
            <text:p>469.6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469.285" calcext:value-type="float">
            <text:p>469.2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468.956" calcext:value-type="float">
            <text:p>468.9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68.662" calcext:value-type="float">
            <text:p>468.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468.4" calcext:value-type="float">
            <text:p>468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68.166" calcext:value-type="float">
            <text:p>468.1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67.957" calcext:value-type="float">
            <text:p>467.9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67.77" calcext:value-type="float">
            <text:p>467.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67.603" calcext:value-type="float">
            <text:p>467.6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67.454" calcext:value-type="float">
            <text:p>467.4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467.321" calcext:value-type="float">
            <text:p>467.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67.202" calcext:value-type="float">
            <text:p>467.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7.095" calcext:value-type="float">
            <text:p>467.0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6.999" calcext:value-type="float">
            <text:p>466.9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66.914" calcext:value-type="float">
            <text:p>466.9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66.838" calcext:value-type="float">
            <text:p>466.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66.769" calcext:value-type="float">
            <text:p>466.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66.708" calcext:value-type="float">
            <text:p>466.7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66.654" calcext:value-type="float">
            <text:p>466.6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66.605" calcext:value-type="float">
            <text:p>466.6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77.222" calcext:value-type="float">
            <text:p>177.2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04.506" calcext:value-type="float">
            <text:p>204.5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32.766" calcext:value-type="float">
            <text:p>232.7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59.352" calcext:value-type="float">
            <text:p>259.3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83.41" calcext:value-type="float">
            <text:p>283.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304.8" calcext:value-type="float">
            <text:p>304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323.663" calcext:value-type="float">
            <text:p>323.6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40.238" calcext:value-type="float">
            <text:p>340.2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354.788" calcext:value-type="float">
            <text:p>354.7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67.561" calcext:value-type="float">
            <text:p>367.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378.783" calcext:value-type="float">
            <text:p>378.7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88.655" calcext:value-type="float">
            <text:p>388.6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97.351" calcext:value-type="float">
            <text:p>397.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405.02" calcext:value-type="float">
            <text:p>405.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11.793" calcext:value-type="float">
            <text:p>411.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417.783" calcext:value-type="float">
            <text:p>417.7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423.086" calcext:value-type="float">
            <text:p>423.0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427.785" calcext:value-type="float">
            <text:p>427.7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431.955" calcext:value-type="float">
            <text:p>431.9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435.658" calcext:value-type="float">
            <text:p>435.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438.949" calcext:value-type="float">
            <text:p>438.9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41.876" calcext:value-type="float">
            <text:p>441.8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444.481" calcext:value-type="float">
            <text:p>444.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46.801" calcext:value-type="float">
            <text:p>446.8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448.868" calcext:value-type="float">
            <text:p>448.8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450.712" calcext:value-type="float">
            <text:p>450.7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452.356" calcext:value-type="float">
            <text:p>452.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453.823" calcext:value-type="float">
            <text:p>453.8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55.132" calcext:value-type="float">
            <text:p>455.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56.301" calcext:value-type="float">
            <text:p>456.3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457.345" calcext:value-type="float">
            <text:p>457.3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458.278" calcext:value-type="float">
            <text:p>458.2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459.112" calcext:value-type="float">
            <text:p>459.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59.857" calcext:value-type="float">
            <text:p>459.8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460.524" calcext:value-type="float">
            <text:p>460.5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61.119" calcext:value-type="float">
            <text:p>461.1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61.652" calcext:value-type="float">
            <text:p>461.6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62.128" calcext:value-type="float">
            <text:p>462.1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62.555" calcext:value-type="float">
            <text:p>462.5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62.936" calcext:value-type="float">
            <text:p>462.9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63.277" calcext:value-type="float">
            <text:p>463.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63.582" calcext:value-type="float">
            <text:p>463.5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463.855" calcext:value-type="float">
            <text:p>463.8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4.1" calcext:value-type="float">
            <text:p>464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4.318" calcext:value-type="float">
            <text:p>464.3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4.514" calcext:value-type="float">
            <text:p>464.5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64.689" calcext:value-type="float">
            <text:p>464.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64.846" calcext:value-type="float">
            <text:p>464.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64.986" calcext:value-type="float">
            <text:p>464.9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65.112" calcext:value-type="float">
            <text:p>465.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65.225" calcext:value-type="float">
            <text:p>465.2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96.149" calcext:value-type="float">
            <text:p>496.1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90.269" calcext:value-type="float">
            <text:p>490.2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85.939" calcext:value-type="float">
            <text:p>485.9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82.636" calcext:value-type="float">
            <text:p>482.6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480.047" calcext:value-type="float">
            <text:p>480.0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477.975" calcext:value-type="float">
            <text:p>477.9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476.289" calcext:value-type="float">
            <text:p>476.2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74.897" calcext:value-type="float">
            <text:p>474.8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473.736" calcext:value-type="float">
            <text:p>473.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72.757" calcext:value-type="float">
            <text:p>472.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471.927" calcext:value-type="float">
            <text:p>471.9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471.217" calcext:value-type="float">
            <text:p>471.2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470.606" calcext:value-type="float">
            <text:p>470.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470.078" calcext:value-type="float">
            <text:p>470.0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469.62" calcext:value-type="float">
            <text:p>469.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469.222" calcext:value-type="float">
            <text:p>469.2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468.873" calcext:value-type="float">
            <text:p>468.8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468.568" calcext:value-type="float">
            <text:p>468.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468.3" calcext:value-type="float">
            <text:p>468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468.064" calcext:value-type="float">
            <text:p>468.0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67.856" calcext:value-type="float">
            <text:p>467.8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67.672" calcext:value-type="float">
            <text:p>467.6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467.509" calcext:value-type="float">
            <text:p>467.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67.365" calcext:value-type="float">
            <text:p>467.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67.237" calcext:value-type="float">
            <text:p>467.2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467.123" calcext:value-type="float">
            <text:p>467.1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67.023" calcext:value-type="float">
            <text:p>467.0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466.933" calcext:value-type="float">
            <text:p>466.9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466.853" calcext:value-type="float">
            <text:p>466.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466.782" calcext:value-type="float">
            <text:p>466.7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66.718" calcext:value-type="float">
            <text:p>466.7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466.662" calcext:value-type="float">
            <text:p>466.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466.611" calcext:value-type="float">
            <text:p>466.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66.566" calcext:value-type="float">
            <text:p>466.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466.526" calcext:value-type="float">
            <text:p>466.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66.49" calcext:value-type="float">
            <text:p>466.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66.458" calcext:value-type="float">
            <text:p>466.4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466.43" calcext:value-type="float">
            <text:p>466.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66.404" calcext:value-type="float">
            <text:p>466.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6.381" calcext:value-type="float">
            <text:p>466.3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66.361" calcext:value-type="float">
            <text:p>466.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66.343" calcext:value-type="float">
            <text:p>466.3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66.326" calcext:value-type="float">
            <text:p>466.3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466.312" calcext:value-type="float">
            <text:p>466.3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6.299" calcext:value-type="float">
            <text:p>466.2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6.287" calcext:value-type="float">
            <text:p>466.2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66.276" calcext:value-type="float">
            <text:p>466.2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66.267" calcext:value-type="float">
            <text:p>466.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66.259" calcext:value-type="float">
            <text:p>466.2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66.251" calcext:value-type="float">
            <text:p>466.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66.244" calcext:value-type="float">
            <text:p>466.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715.922" calcext:value-type="float">
            <text:p>715.9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662.889" calcext:value-type="float">
            <text:p>662.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625.027" calcext:value-type="float">
            <text:p>625.0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596.846" calcext:value-type="float">
            <text:p>596.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575.198" calcext:value-type="float">
            <text:p>575.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558.154" calcext:value-type="float">
            <text:p>558.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544.47" calcext:value-type="float">
            <text:p>544.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533.307" calcext:value-type="float">
            <text:p>533.3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524.082" calcext:value-type="float">
            <text:p>524.0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516.376" calcext:value-type="float">
            <text:p>516.3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509.878" calcext:value-type="float">
            <text:p>509.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504.358" calcext:value-type="float">
            <text:p>504.3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499.638" calcext:value-type="float">
            <text:p>499.6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495.578" calcext:value-type="float">
            <text:p>495.5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492.069" calcext:value-type="float">
            <text:p>492.0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489.025" calcext:value-type="float">
            <text:p>489.0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86.373" calcext:value-type="float">
            <text:p>486.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484.055" calcext:value-type="float">
            <text:p>484.0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482.025" calcext:value-type="float">
            <text:p>482.0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480.241" calcext:value-type="float">
            <text:p>480.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78.671" calcext:value-type="float">
            <text:p>478.6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477.286" calcext:value-type="float">
            <text:p>477.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476.062" calcext:value-type="float">
            <text:p>476.0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474.98" calcext:value-type="float">
            <text:p>474.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474.021" calcext:value-type="float">
            <text:p>474.0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473.17" calcext:value-type="float">
            <text:p>473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472.415" calcext:value-type="float">
            <text:p>472.4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471.744" calcext:value-type="float">
            <text:p>471.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471.147" calcext:value-type="float">
            <text:p>471.1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470.616" calcext:value-type="float">
            <text:p>470.6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70.143" calcext:value-type="float">
            <text:p>470.1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69.721" calcext:value-type="float">
            <text:p>469.7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469.345" calcext:value-type="float">
            <text:p>469.3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69.01" calcext:value-type="float">
            <text:p>469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468.711" calcext:value-type="float">
            <text:p>468.7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68.444" calcext:value-type="float">
            <text:p>468.4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468.205" calcext:value-type="float">
            <text:p>468.2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67.992" calcext:value-type="float">
            <text:p>467.9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67.802" calcext:value-type="float">
            <text:p>467.8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67.631" calcext:value-type="float">
            <text:p>467.6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67.479" calcext:value-type="float">
            <text:p>467.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67.343" calcext:value-type="float">
            <text:p>467.3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67.222" calcext:value-type="float">
            <text:p>467.2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67.113" calcext:value-type="float">
            <text:p>467.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467.016" calcext:value-type="float">
            <text:p>467.0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6.929" calcext:value-type="float">
            <text:p>466.9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66.851" calcext:value-type="float">
            <text:p>466.8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66.781" calcext:value-type="float">
            <text:p>466.7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66.719" calcext:value-type="float">
            <text:p>466.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66.663" calcext:value-type="float">
            <text:p>466.6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66.613" calcext:value-type="float">
            <text:p>466.6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61.572" calcext:value-type="float">
            <text:p>561.5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42.243" calcext:value-type="float">
            <text:p>542.2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528.189" calcext:value-type="float">
            <text:p>528.1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517.574" calcext:value-type="float">
            <text:p>517.5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09.321" calcext:value-type="float">
            <text:p>509.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502.759" calcext:value-type="float">
            <text:p>502.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497.446" calcext:value-type="float">
            <text:p>497.4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493.082" calcext:value-type="float">
            <text:p>493.0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489.453" calcext:value-type="float">
            <text:p>489.4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486.407" calcext:value-type="float">
            <text:p>486.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83.827" calcext:value-type="float">
            <text:p>483.8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481.627" calcext:value-type="float">
            <text:p>481.6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479.739" calcext:value-type="float">
            <text:p>479.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478.111" calcext:value-type="float">
            <text:p>478.1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476.7" calcext:value-type="float">
            <text:p>476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75.473" calcext:value-type="float">
            <text:p>475.4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474.403" calcext:value-type="float">
            <text:p>474.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473.465" calcext:value-type="float">
            <text:p>473.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72.643" calcext:value-type="float">
            <text:p>472.6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471.92" calcext:value-type="float">
            <text:p>471.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71.282" calcext:value-type="float">
            <text:p>471.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70.719" calcext:value-type="float">
            <text:p>470.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470.221" calcext:value-type="float">
            <text:p>470.2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469.781" calcext:value-type="float">
            <text:p>469.7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469.39" calcext:value-type="float">
            <text:p>469.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69.043" calcext:value-type="float">
            <text:p>469.0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468.735" calcext:value-type="float">
            <text:p>468.7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468.461" calcext:value-type="float">
            <text:p>468.4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468.217" calcext:value-type="float">
            <text:p>468.2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67.807" calcext:value-type="float">
            <text:p>467.8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67.634" calcext:value-type="float">
            <text:p>467.6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467.481" calcext:value-type="float">
            <text:p>467.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467.343" calcext:value-type="float">
            <text:p>467.3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67.221" calcext:value-type="float">
            <text:p>467.2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67.112" calcext:value-type="float">
            <text:p>467.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67.014" calcext:value-type="float">
            <text:p>467.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66.927" calcext:value-type="float">
            <text:p>466.9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66.849" calcext:value-type="float">
            <text:p>466.8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66.779" calcext:value-type="float">
            <text:p>466.7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66.717" calcext:value-type="float">
            <text:p>466.7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66.661" calcext:value-type="float">
            <text:p>466.6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66.611" calcext:value-type="float">
            <text:p>466.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66.567" calcext:value-type="float">
            <text:p>466.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66.527" calcext:value-type="float">
            <text:p>466.5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466.491" calcext:value-type="float">
            <text:p>466.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66.459" calcext:value-type="float">
            <text:p>466.4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66.431" calcext:value-type="float">
            <text:p>466.4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66.405" calcext:value-type="float">
            <text:p>466.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66.383" calcext:value-type="float">
            <text:p>466.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66.362" calcext:value-type="float">
            <text:p>466.3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04.124" calcext:value-type="float">
            <text:p>504.1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96.556" calcext:value-type="float">
            <text:p>496.5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91.018" calcext:value-type="float">
            <text:p>491.0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486.815" calcext:value-type="float">
            <text:p>486.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483.534" calcext:value-type="float">
            <text:p>483.5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480.917" calcext:value-type="float">
            <text:p>480.9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478.793" calcext:value-type="float">
            <text:p>478.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477.045" calcext:value-type="float">
            <text:p>477.0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475.588" calcext:value-type="float">
            <text:p>475.5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474.363" calcext:value-type="float">
            <text:p>474.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473.324" calcext:value-type="float">
            <text:p>473.3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472.438" calcext:value-type="float">
            <text:p>472.4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471.676" calcext:value-type="float">
            <text:p>471.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471.019" calcext:value-type="float">
            <text:p>471.0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470.449" calcext:value-type="float">
            <text:p>470.4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469.952" calcext:value-type="float">
            <text:p>469.9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469.519" calcext:value-type="float">
            <text:p>469.5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469.14" calcext:value-type="float">
            <text:p>469.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468.807" calcext:value-type="float">
            <text:p>468.8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468.514" calcext:value-type="float">
            <text:p>468.5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68.255" calcext:value-type="float">
            <text:p>468.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468.027" calcext:value-type="float">
            <text:p>468.0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467.825" calcext:value-type="float">
            <text:p>467.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467.647" calcext:value-type="float">
            <text:p>467.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67.488" calcext:value-type="float">
            <text:p>467.4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467.347" calcext:value-type="float">
            <text:p>467.3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467.222" calcext:value-type="float">
            <text:p>467.2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467.111" calcext:value-type="float">
            <text:p>467.1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467.012" calcext:value-type="float">
            <text:p>467.0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466.924" calcext:value-type="float">
            <text:p>466.9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466.846" calcext:value-type="float">
            <text:p>466.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466.776" calcext:value-type="float">
            <text:p>466.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66.713" calcext:value-type="float">
            <text:p>466.7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466.657" calcext:value-type="float">
            <text:p>466.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466.608" calcext:value-type="float">
            <text:p>466.6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66.563" calcext:value-type="float">
            <text:p>466.5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66.524" calcext:value-type="float">
            <text:p>466.5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466.488" calcext:value-type="float">
            <text:p>466.4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66.456" calcext:value-type="float">
            <text:p>466.4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6.428" calcext:value-type="float">
            <text:p>466.4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66.403" calcext:value-type="float">
            <text:p>466.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66.38" calcext:value-type="float">
            <text:p>466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66.36" calcext:value-type="float">
            <text:p>466.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66.342" calcext:value-type="float">
            <text:p>466.3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66.326" calcext:value-type="float">
            <text:p>466.3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66.311" calcext:value-type="float">
            <text:p>466.3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466.298" calcext:value-type="float">
            <text:p>466.2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6.287" calcext:value-type="float">
            <text:p>466.2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66.276" calcext:value-type="float">
            <text:p>466.2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66.267" calcext:value-type="float">
            <text:p>466.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66.259" calcext:value-type="float">
            <text:p>466.2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52.543" calcext:value-type="float">
            <text:p>452.5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54.892" calcext:value-type="float">
            <text:p>454.8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56.718" calcext:value-type="float">
            <text:p>456.7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58.17" calcext:value-type="float">
            <text:p>458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459.343" calcext:value-type="float">
            <text:p>459.3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460.305" calcext:value-type="float">
            <text:p>460.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461.103" calcext:value-type="float">
            <text:p>461.1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461.773" calcext:value-type="float">
            <text:p>461.7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462.339" calcext:value-type="float">
            <text:p>462.3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462.821" calcext:value-type="float">
            <text:p>462.8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463.235" calcext:value-type="float">
            <text:p>463.2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463.591" calcext:value-type="float">
            <text:p>463.5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463.899" calcext:value-type="float">
            <text:p>463.8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464.167" calcext:value-type="float">
            <text:p>464.1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464.401" calcext:value-type="float">
            <text:p>464.4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464.605" calcext:value-type="float">
            <text:p>464.6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464.784" calcext:value-type="float">
            <text:p>464.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464.942" calcext:value-type="float">
            <text:p>464.9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465.081" calcext:value-type="float">
            <text:p>465.0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465.203" calcext:value-type="float">
            <text:p>465.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65.312" calcext:value-type="float">
            <text:p>465.3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465.408" calcext:value-type="float">
            <text:p>465.4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465.492" calcext:value-type="float">
            <text:p>465.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465.568" calcext:value-type="float">
            <text:p>465.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465.635" calcext:value-type="float">
            <text:p>465.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465.694" calcext:value-type="float">
            <text:p>465.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465.747" calcext:value-type="float">
            <text:p>465.7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465.795" calcext:value-type="float">
            <text:p>465.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465.837" calcext:value-type="float">
            <text:p>465.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465.874" calcext:value-type="float">
            <text:p>465.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465.907" calcext:value-type="float">
            <text:p>465.9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465.937" calcext:value-type="float">
            <text:p>465.9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465.964" calcext:value-type="float">
            <text:p>465.9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65.987" calcext:value-type="float">
            <text:p>465.9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466.009" calcext:value-type="float">
            <text:p>466.0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66.028" calcext:value-type="float">
            <text:p>466.0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466.045" calcext:value-type="float">
            <text:p>466.0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66.06" calcext:value-type="float">
            <text:p>466.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66.073" calcext:value-type="float">
            <text:p>466.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66.085" calcext:value-type="float">
            <text:p>466.0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66.096" calcext:value-type="float">
            <text:p>466.0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66.106" calcext:value-type="float">
            <text:p>466.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66.114" calcext:value-type="float">
            <text:p>466.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66.122" calcext:value-type="float">
            <text:p>466.1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66.129" calcext:value-type="float">
            <text:p>466.1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66.135" calcext:value-type="float">
            <text:p>466.1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66.141" calcext:value-type="float">
            <text:p>466.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466.146" calcext:value-type="float">
            <text:p>466.1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66.15" calcext:value-type="float">
            <text:p>466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66.154" calcext:value-type="float">
            <text:p>466.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66.158" calcext:value-type="float">
            <text:p>466.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73.084" calcext:value-type="float">
            <text:p>473.0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71.728" calcext:value-type="float">
            <text:p>471.7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70.729" calcext:value-type="float">
            <text:p>470.7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69.968" calcext:value-type="float">
            <text:p>469.9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469.372" calcext:value-type="float">
            <text:p>469.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468.895" calcext:value-type="float">
            <text:p>468.8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68.507" calcext:value-type="float">
            <text:p>468.5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468.188" calcext:value-type="float">
            <text:p>468.1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67.921" calcext:value-type="float">
            <text:p>467.9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467.696" calcext:value-type="float">
            <text:p>467.6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67.505" calcext:value-type="float">
            <text:p>467.5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67.342" calcext:value-type="float">
            <text:p>467.3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467.202" calcext:value-type="float">
            <text:p>467.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467.081" calcext:value-type="float">
            <text:p>467.0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466.976" calcext:value-type="float">
            <text:p>466.9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466.884" calcext:value-type="float">
            <text:p>466.8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66.804" calcext:value-type="float">
            <text:p>466.8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466.734" calcext:value-type="float">
            <text:p>466.7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466.673" calcext:value-type="float">
            <text:p>466.6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466.619" calcext:value-type="float">
            <text:p>466.6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466.571" calcext:value-type="float">
            <text:p>466.5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466.529" calcext:value-type="float">
            <text:p>466.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466.491" calcext:value-type="float">
            <text:p>466.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466.458" calcext:value-type="float">
            <text:p>466.4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466.429" calcext:value-type="float">
            <text:p>466.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466.403" calcext:value-type="float">
            <text:p>466.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466.38" calcext:value-type="float">
            <text:p>466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466.359" calcext:value-type="float">
            <text:p>466.3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466.341" calcext:value-type="float">
            <text:p>466.3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466.325" calcext:value-type="float">
            <text:p>466.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466.31" calcext:value-type="float">
            <text:p>466.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466.297" calcext:value-type="float">
            <text:p>466.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466.286" calcext:value-type="float">
            <text:p>466.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466.275" calcext:value-type="float">
            <text:p>466.2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66.266" calcext:value-type="float">
            <text:p>466.2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466.258" calcext:value-type="float">
            <text:p>466.2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66.251" calcext:value-type="float">
            <text:p>466.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466.244" calcext:value-type="float">
            <text:p>466.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466.238" calcext:value-type="float">
            <text:p>466.2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66.233" calcext:value-type="float">
            <text:p>466.2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66.228" calcext:value-type="float">
            <text:p>466.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66.224" calcext:value-type="float">
            <text:p>466.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66.22" calcext:value-type="float">
            <text:p>466.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66.217" calcext:value-type="float">
            <text:p>466.2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66.214" calcext:value-type="float">
            <text:p>466.2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66.211" calcext:value-type="float">
            <text:p>466.2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66.209" calcext:value-type="float">
            <text:p>466.2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6.207" calcext:value-type="float">
            <text:p>466.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466.205" calcext:value-type="float">
            <text:p>466.2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66.203" calcext:value-type="float">
            <text:p>466.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66.202" calcext:value-type="float">
            <text:p>466.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05.55" calcext:value-type="float">
            <text:p>405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16.71" calcext:value-type="float">
            <text:p>416.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425.149" calcext:value-type="float">
            <text:p>425.1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431.717" calcext:value-type="float">
            <text:p>431.7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436.945" calcext:value-type="float">
            <text:p>436.9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441.181" calcext:value-type="float">
            <text:p>441.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444.663" calcext:value-type="float">
            <text:p>444.6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447.56" calcext:value-type="float">
            <text:p>447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449.994" calcext:value-type="float">
            <text:p>449.9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452.057" calcext:value-type="float">
            <text:p>452.0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53.816" calcext:value-type="float">
            <text:p>453.8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455.327" calcext:value-type="float">
            <text:p>455.3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456.63" calcext:value-type="float">
            <text:p>456.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457.76" calcext:value-type="float">
            <text:p>457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458.742" calcext:value-type="float">
            <text:p>458.7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459.6" calcext:value-type="float">
            <text:p>459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460.351" calcext:value-type="float">
            <text:p>460.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461.01" calcext:value-type="float">
            <text:p>461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461.59" calcext:value-type="float">
            <text:p>461.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462.101" calcext:value-type="float">
            <text:p>462.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462.553" calcext:value-type="float">
            <text:p>462.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462.952" calcext:value-type="float">
            <text:p>462.9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463.305" calcext:value-type="float">
            <text:p>463.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463.619" calcext:value-type="float">
            <text:p>463.6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463.897" calcext:value-type="float">
            <text:p>463.8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464.144" calcext:value-type="float">
            <text:p>464.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464.364" calcext:value-type="float">
            <text:p>464.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464.56" calcext:value-type="float">
            <text:p>464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464.734" calcext:value-type="float">
            <text:p>464.7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464.889" calcext:value-type="float">
            <text:p>464.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465.027" calcext:value-type="float">
            <text:p>465.0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465.151" calcext:value-type="float">
            <text:p>465.1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465.261" calcext:value-type="float">
            <text:p>465.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65.359" calcext:value-type="float">
            <text:p>465.3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65.447" calcext:value-type="float">
            <text:p>465.4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65.525" calcext:value-type="float">
            <text:p>465.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465.595" calcext:value-type="float">
            <text:p>465.5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65.658" calcext:value-type="float">
            <text:p>465.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65.714" calcext:value-type="float">
            <text:p>465.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65.764" calcext:value-type="float">
            <text:p>465.7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65.809" calcext:value-type="float">
            <text:p>465.8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65.849" calcext:value-type="float">
            <text:p>465.8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65.884" calcext:value-type="float">
            <text:p>465.8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465.916" calcext:value-type="float">
            <text:p>465.9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65.945" calcext:value-type="float">
            <text:p>465.9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65.971" calcext:value-type="float">
            <text:p>465.9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65.993" calcext:value-type="float">
            <text:p>465.9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66.014" calcext:value-type="float">
            <text:p>466.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66.032" calcext:value-type="float">
            <text:p>466.0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466.049" calcext:value-type="float">
            <text:p>466.0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66.063" calcext:value-type="float">
            <text:p>466.0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33.146" calcext:value-type="float">
            <text:p>433.1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39.297" calcext:value-type="float">
            <text:p>439.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43.926" calcext:value-type="float">
            <text:p>443.9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47.516" calcext:value-type="float">
            <text:p>447.5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50.366" calcext:value-type="float">
            <text:p>450.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52.67" calcext:value-type="float">
            <text:p>452.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54.561" calcext:value-type="float">
            <text:p>454.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56.132" calcext:value-type="float">
            <text:p>456.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457.45" calcext:value-type="float">
            <text:p>457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458.567" calcext:value-type="float">
            <text:p>458.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59.518" calcext:value-type="float">
            <text:p>459.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460.334" calcext:value-type="float">
            <text:p>460.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461.038" calcext:value-type="float">
            <text:p>461.0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461.648" calcext:value-type="float">
            <text:p>461.6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462.178" calcext:value-type="float">
            <text:p>462.1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62.641" calcext:value-type="float">
            <text:p>462.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63.046" calcext:value-type="float">
            <text:p>463.0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463.401" calcext:value-type="float">
            <text:p>463.4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463.714" calcext:value-type="float">
            <text:p>463.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463.989" calcext:value-type="float">
            <text:p>463.9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64.232" calcext:value-type="float">
            <text:p>464.2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464.447" calcext:value-type="float">
            <text:p>464.4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464.638" calcext:value-type="float">
            <text:p>464.6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464.806" calcext:value-type="float">
            <text:p>464.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464.956" calcext:value-type="float">
            <text:p>464.9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65.089" calcext:value-type="float">
            <text:p>465.0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465.208" calcext:value-type="float">
            <text:p>465.2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465.313" calcext:value-type="float">
            <text:p>465.3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465.407" calcext:value-type="float">
            <text:p>465.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465.49" calcext:value-type="float">
            <text:p>465.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65.565" calcext:value-type="float">
            <text:p>465.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465.631" calcext:value-type="float">
            <text:p>465.6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65.69" calcext:value-type="float">
            <text:p>465.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65.743" calcext:value-type="float">
            <text:p>465.7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465.79" calcext:value-type="float">
            <text:p>465.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465.833" calcext:value-type="float">
            <text:p>465.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465.87" calcext:value-type="float">
            <text:p>465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65.904" calcext:value-type="float">
            <text:p>465.9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65.934" calcext:value-type="float">
            <text:p>465.9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65.961" calcext:value-type="float">
            <text:p>465.9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65.985" calcext:value-type="float">
            <text:p>465.9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66.006" calcext:value-type="float">
            <text:p>466.0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66.026" calcext:value-type="float">
            <text:p>466.0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66.043" calcext:value-type="float">
            <text:p>466.0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66.058" calcext:value-type="float">
            <text:p>466.0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66.072" calcext:value-type="float">
            <text:p>466.0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66.084" calcext:value-type="float">
            <text:p>466.0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66.095" calcext:value-type="float">
            <text:p>466.0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6.105" calcext:value-type="float">
            <text:p>466.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66.114" calcext:value-type="float">
            <text:p>466.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466.122" calcext:value-type="float">
            <text:p>466.1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NEOS_0807_3.A2:NEOS_0807_3.F26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8T12:41:47.288574428</dc:date>
    <meta:editing-duration>PT1M23S</meta:editing-duration>
    <meta:editing-cycles>1</meta:editing-cycles>
    <meta:document-statistic meta:table-count="1" meta:cell-count="15606" meta:object-count="0"/>
    <meta:generator>LibreOffice/6.0.7.3$Linux_X86_64 LibreOffice_project/00m0$Build-3</meta:generator>
  </office:meta>
</office:document-meta>
</file>